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8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wrap-option="wrap" fo:border-left="1.7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7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6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7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0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1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2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3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4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25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5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6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7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8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19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25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0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1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2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3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4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7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5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6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border-left="0.06pt solid #000000" fo:border-right="1.7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7" style:family="table-cell" style:parent-style-name="Default" style:data-style-name="N1">
      <style:table-cell-properties fo:border-bottom="1.25pt solid #000000" style:cell-protect="none" style:print-content="true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8" style:family="table-cell" style:parent-style-name="Default" style:data-style-name="N1">
      <style:table-cell-properties fo:border-bottom="1.76pt solid #000000" style:cell-protect="none" style:print-content="true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1.7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1.7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3" style:family="table-cell" style:parent-style-name="Default" style:data-style-name="N0">
      <style:table-cell-properties fo:border-bottom="1.25pt solid #000000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4" style:family="table-cell" style:parent-style-name="Default" style:data-style-name="N0">
      <style:table-cell-properties fo:border-bottom="1.76pt solid #000000" style:text-align-source="fix" style:repeat-content="false" fo:border-left="1.7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39" style:family="table-cell" style:parent-style-name="Default" style:data-style-name="N0">
      <style:table-cell-properties fo:border-bottom="1.2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0" style:family="table-cell" style:parent-style-name="Default" style:data-style-name="N0">
      <style:table-cell-properties fo:border-bottom="1.7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1.25pt solid #000000" fo:border-right="0.0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5" style:family="table-cell" style:parent-style-name="Default" style:data-style-name="N0">
      <style:table-cell-properties fo:border-bottom="1.25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6" style:family="table-cell" style:parent-style-name="Default" style:data-style-name="N0">
      <style:table-cell-properties fo:border-bottom="1.76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25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0" style:family="table-cell" style:parent-style-name="Default" style:data-style-name="N0">
      <style:table-cell-properties fo:border-bottom="1.25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1" style:family="table-cell" style:parent-style-name="Default" style:data-style-name="N0">
      <style:table-cell-properties fo:border-bottom="1.7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76pt solid #000000" fo:border-top="1.7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76pt solid #000000" fo:border-top="1.25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5" style:family="table-cell" style:parent-style-name="Default" style:data-style-name="N0">
      <style:table-cell-properties fo:border-bottom="1.25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6" style:family="table-cell" style:parent-style-name="Default" style:data-style-name="N0">
      <style:table-cell-properties fo:border-bottom="1.7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font-size="8pt" style:font-size-asian="8pt" style:font-size-complex="8pt"/>
      <style:map style:condition="cell-content()&gt;9" style:apply-style-name="Unbenannt1" style:base-cell-address="Tabelle1.A2"/>
    </style:style>
    <style:style style:name="ce57" style:family="table-cell" style:parent-style-name="Default">
      <style:text-properties style:font-name="Liberation Sans"/>
    </style:style>
    <style:style style:name="ce58" style:family="table-cell" style:parent-style-name="Default" style:data-style-name="N0">
      <style:text-properties style:font-name="Liberation Sans"/>
    </style:style>
    <style:style style:name="ce59" style:family="table-cell" style:parent-style-name="Default" style:data-style-name="N99">
      <style:text-properties style:font-name="Liberation Sans"/>
    </style:style>
    <style:style style:name="ta_extref" style:family="table">
      <style:table-properties table:display="false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content-validations>
        <table:content-validation table:name="val1" table:condition="of:cell-content-is-whole-number() and cell-content()&lt;=9" table:allow-empty-cell="true" table:base-cell-address="Tabelle1.A3">
          <table:help-message table:title="Eingeben" table:display="true">
            <text:p>Ganze Zahl zwischen 1 und 9</text:p>
          </table:help-message>
          <table:error-message table:message-type="stop" table:title="Falsches Zeichen" table:display="true"/>
        </table:content-validation>
      </table:content-validations>
      <table:table table:name="Tabelle1" table:style-name="ta1">
        <table:table-column table:style-name="co1" table:number-columns-repeated="9" table:default-cell-style-name="Default"/>
        <table:table-column table:style-name="co2" table:number-columns-repeated="9" table:default-cell-style-name="Default"/>
        <table:table-row table:style-name="ro1">
          <table:table-cell table:style-name="ce2" table:formula="of:=[Tabelle2.J10]" office:value-type="string" office:string-value="Arbeitsfelder" calcext:value-type="string" table:number-columns-spanned="9" table:number-rows-spanned="1">
            <text:p>Arbeitsfelder</text:p>
          </table:table-cell>
          <table:covered-table-cell table:number-columns-repeated="8" table:style-name="ce8"/>
          <table:table-cell table:style-name="ce29" table:formula="of:=[Tabelle2.J11]" office:value-type="string" office:string-value="Lösungsfelder" calcext:value-type="string" table:number-columns-spanned="9" table:number-rows-spanned="1">
            <text:p>Lösungsfelder</text:p>
          </table:table-cell>
          <table:covered-table-cell table:number-columns-repeated="8" table:style-name="ce35"/>
        </table:table-row>
        <table:table-row table:style-name="ro1">
          <table:table-cell table:style-name="ce3" table:content-validation-name="val1"/>
          <table:table-cell table:style-name="ce9" table:content-validation-name="val1" table:number-columns-repeated="2"/>
          <table:table-cell table:style-name="ce14" table:content-validation-name="val1"/>
          <table:table-cell table:style-name="ce9" table:content-validation-name="val1"/>
          <table:table-cell table:style-name="ce19" table:content-validation-name="val1"/>
          <table:table-cell table:style-name="ce9" table:content-validation-name="val1" table:number-columns-repeated="2"/>
          <table:table-cell table:style-name="ce24" table:content-validation-name="val1"/>
          <table:table-cell table:style-name="ce30" table:formula="of:=[Tabelle2.J1]" office:value-type="string" office:string-value="123456789" calcext:value-type="string">
            <text:p>123456789</text:p>
          </table:table-cell>
          <table:table-cell table:style-name="ce36" table:formula="of:=[Tabelle2.K1]" office:value-type="string" office:string-value="123456789" calcext:value-type="string">
            <text:p>123456789</text:p>
          </table:table-cell>
          <table:table-cell table:style-name="ce36" table:formula="of:=[Tabelle2.L1]" office:value-type="string" office:string-value="123456789" calcext:value-type="string">
            <text:p>123456789</text:p>
          </table:table-cell>
          <table:table-cell table:style-name="ce42" table:formula="of:=[Tabelle2.M1]" office:value-type="string" office:string-value="123456789" calcext:value-type="string">
            <text:p>123456789</text:p>
          </table:table-cell>
          <table:table-cell table:style-name="ce36" table:formula="of:=[Tabelle2.N1]" office:value-type="string" office:string-value="123456789" calcext:value-type="string">
            <text:p>123456789</text:p>
          </table:table-cell>
          <table:table-cell table:style-name="ce47" table:formula="of:=[Tabelle2.O1]" office:value-type="string" office:string-value="123456789" calcext:value-type="string">
            <text:p>123456789</text:p>
          </table:table-cell>
          <table:table-cell table:style-name="ce36" table:formula="of:=[Tabelle2.P1]" office:value-type="string" office:string-value="123456789" calcext:value-type="string">
            <text:p>123456789</text:p>
          </table:table-cell>
          <table:table-cell table:style-name="ce36" table:formula="of:=[Tabelle2.Q1]" office:value-type="string" office:string-value="123456789" calcext:value-type="string">
            <text:p>123456789</text:p>
          </table:table-cell>
          <table:table-cell table:style-name="ce52" table:formula="of:=[Tabelle2.R1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2]" office:value-type="string" office:string-value="123456789" calcext:value-type="string">
            <text:p>123456789</text:p>
          </table:table-cell>
          <table:table-cell table:style-name="ce37" table:formula="of:=[Tabelle2.K2]" office:value-type="string" office:string-value="123456789" calcext:value-type="string">
            <text:p>123456789</text:p>
          </table:table-cell>
          <table:table-cell table:style-name="ce37" table:formula="of:=[Tabelle2.L2]" office:value-type="string" office:string-value="123456789" calcext:value-type="string">
            <text:p>123456789</text:p>
          </table:table-cell>
          <table:table-cell table:style-name="ce43" table:formula="of:=[Tabelle2.M2]" office:value-type="string" office:string-value="123456789" calcext:value-type="string">
            <text:p>123456789</text:p>
          </table:table-cell>
          <table:table-cell table:style-name="ce37" table:formula="of:=[Tabelle2.N2]" office:value-type="string" office:string-value="123456789" calcext:value-type="string">
            <text:p>123456789</text:p>
          </table:table-cell>
          <table:table-cell table:style-name="ce48" table:formula="of:=[Tabelle2.O2]" office:value-type="string" office:string-value="123456789" calcext:value-type="string">
            <text:p>123456789</text:p>
          </table:table-cell>
          <table:table-cell table:style-name="ce37" table:formula="of:=[Tabelle2.P2]" office:value-type="string" office:string-value="123456789" calcext:value-type="string">
            <text:p>123456789</text:p>
          </table:table-cell>
          <table:table-cell table:style-name="ce37" table:formula="of:=[Tabelle2.Q2]" office:value-type="string" office:string-value="123456789" calcext:value-type="string">
            <text:p>123456789</text:p>
          </table:table-cell>
          <table:table-cell table:style-name="ce53" table:formula="of:=[Tabelle2.R2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3]" office:value-type="string" office:string-value="123456789" calcext:value-type="string">
            <text:p>123456789</text:p>
          </table:table-cell>
          <table:table-cell table:style-name="ce37" table:formula="of:=[Tabelle2.K3]" office:value-type="string" office:string-value="123456789" calcext:value-type="string">
            <text:p>123456789</text:p>
          </table:table-cell>
          <table:table-cell table:style-name="ce37" table:formula="of:=[Tabelle2.L3]" office:value-type="string" office:string-value="123456789" calcext:value-type="string">
            <text:p>123456789</text:p>
          </table:table-cell>
          <table:table-cell table:style-name="ce43" table:formula="of:=[Tabelle2.M3]" office:value-type="string" office:string-value="123456789" calcext:value-type="string">
            <text:p>123456789</text:p>
          </table:table-cell>
          <table:table-cell table:style-name="ce37" table:formula="of:=[Tabelle2.N3]" office:value-type="string" office:string-value="123456789" calcext:value-type="string">
            <text:p>123456789</text:p>
          </table:table-cell>
          <table:table-cell table:style-name="ce48" table:formula="of:=[Tabelle2.O3]" office:value-type="string" office:string-value="123456789" calcext:value-type="string">
            <text:p>123456789</text:p>
          </table:table-cell>
          <table:table-cell table:style-name="ce37" table:formula="of:=[Tabelle2.P3]" office:value-type="string" office:string-value="123456789" calcext:value-type="string">
            <text:p>123456789</text:p>
          </table:table-cell>
          <table:table-cell table:style-name="ce37" table:formula="of:=[Tabelle2.Q3]" office:value-type="string" office:string-value="123456789" calcext:value-type="string">
            <text:p>123456789</text:p>
          </table:table-cell>
          <table:table-cell table:style-name="ce53" table:formula="of:=[Tabelle2.R3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5" table:content-validation-name="val1"/>
          <table:table-cell table:style-name="ce11" table:content-validation-name="val1" table:number-columns-repeated="2"/>
          <table:table-cell table:style-name="ce16" table:content-validation-name="val1"/>
          <table:table-cell table:style-name="ce11" table:content-validation-name="val1"/>
          <table:table-cell table:style-name="ce21" table:content-validation-name="val1"/>
          <table:table-cell table:style-name="ce11" table:content-validation-name="val1" table:number-columns-repeated="2"/>
          <table:table-cell table:style-name="ce26" table:content-validation-name="val1"/>
          <table:table-cell table:style-name="ce32" table:formula="of:=[Tabelle2.J4]" office:value-type="string" office:string-value="123456789" calcext:value-type="string">
            <text:p>123456789</text:p>
          </table:table-cell>
          <table:table-cell table:style-name="ce38" table:formula="of:=[Tabelle2.K4]" office:value-type="string" office:string-value="123456789" calcext:value-type="string">
            <text:p>123456789</text:p>
          </table:table-cell>
          <table:table-cell table:style-name="ce38" table:formula="of:=[Tabelle2.L4]" office:value-type="string" office:string-value="123456789" calcext:value-type="string">
            <text:p>123456789</text:p>
          </table:table-cell>
          <table:table-cell table:style-name="ce44" table:formula="of:=[Tabelle2.M4]" office:value-type="string" office:string-value="123456789" calcext:value-type="string">
            <text:p>123456789</text:p>
          </table:table-cell>
          <table:table-cell table:style-name="ce38" table:formula="of:=[Tabelle2.N4]" office:value-type="string" office:string-value="123456789" calcext:value-type="string">
            <text:p>123456789</text:p>
          </table:table-cell>
          <table:table-cell table:style-name="ce49" table:formula="of:=[Tabelle2.O4]" office:value-type="string" office:string-value="123456789" calcext:value-type="string">
            <text:p>123456789</text:p>
          </table:table-cell>
          <table:table-cell table:style-name="ce38" table:formula="of:=[Tabelle2.P4]" office:value-type="string" office:string-value="123456789" calcext:value-type="string">
            <text:p>123456789</text:p>
          </table:table-cell>
          <table:table-cell table:style-name="ce38" table:formula="of:=[Tabelle2.Q4]" office:value-type="string" office:string-value="123456789" calcext:value-type="string">
            <text:p>123456789</text:p>
          </table:table-cell>
          <table:table-cell table:style-name="ce54" table:formula="of:=[Tabelle2.R4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5]" office:value-type="string" office:string-value="123456789" calcext:value-type="string">
            <text:p>123456789</text:p>
          </table:table-cell>
          <table:table-cell table:style-name="ce37" table:formula="of:=[Tabelle2.K5]" office:value-type="string" office:string-value="123456789" calcext:value-type="string">
            <text:p>123456789</text:p>
          </table:table-cell>
          <table:table-cell table:style-name="ce37" table:formula="of:=[Tabelle2.L5]" office:value-type="string" office:string-value="123456789" calcext:value-type="string">
            <text:p>123456789</text:p>
          </table:table-cell>
          <table:table-cell table:style-name="ce43" table:formula="of:=[Tabelle2.M5]" office:value-type="string" office:string-value="123456789" calcext:value-type="string">
            <text:p>123456789</text:p>
          </table:table-cell>
          <table:table-cell table:style-name="ce37" table:formula="of:=[Tabelle2.N5]" office:value-type="string" office:string-value="123456789" calcext:value-type="string">
            <text:p>123456789</text:p>
          </table:table-cell>
          <table:table-cell table:style-name="ce48" table:formula="of:=[Tabelle2.O5]" office:value-type="string" office:string-value="123456789" calcext:value-type="string">
            <text:p>123456789</text:p>
          </table:table-cell>
          <table:table-cell table:style-name="ce37" table:formula="of:=[Tabelle2.P5]" office:value-type="string" office:string-value="123456789" calcext:value-type="string">
            <text:p>123456789</text:p>
          </table:table-cell>
          <table:table-cell table:style-name="ce37" table:formula="of:=[Tabelle2.Q5]" office:value-type="string" office:string-value="123456789" calcext:value-type="string">
            <text:p>123456789</text:p>
          </table:table-cell>
          <table:table-cell table:style-name="ce53" table:formula="of:=[Tabelle2.R5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6" table:content-validation-name="val1"/>
          <table:table-cell table:style-name="ce12" table:content-validation-name="val1" table:number-columns-repeated="2"/>
          <table:table-cell table:style-name="ce17" table:content-validation-name="val1"/>
          <table:table-cell table:style-name="ce12" table:content-validation-name="val1"/>
          <table:table-cell table:style-name="ce22" table:content-validation-name="val1"/>
          <table:table-cell table:style-name="ce12" table:content-validation-name="val1" table:number-columns-repeated="2"/>
          <table:table-cell table:style-name="ce27" table:content-validation-name="val1"/>
          <table:table-cell table:style-name="ce33" table:formula="of:=[Tabelle2.J6]" office:value-type="string" office:string-value="123456789" calcext:value-type="string">
            <text:p>123456789</text:p>
          </table:table-cell>
          <table:table-cell table:style-name="ce39" table:formula="of:=[Tabelle2.K6]" office:value-type="string" office:string-value="123456789" calcext:value-type="string">
            <text:p>123456789</text:p>
          </table:table-cell>
          <table:table-cell table:style-name="ce39" table:formula="of:=[Tabelle2.L6]" office:value-type="string" office:string-value="123456789" calcext:value-type="string">
            <text:p>123456789</text:p>
          </table:table-cell>
          <table:table-cell table:style-name="ce45" table:formula="of:=[Tabelle2.M6]" office:value-type="string" office:string-value="123456789" calcext:value-type="string">
            <text:p>123456789</text:p>
          </table:table-cell>
          <table:table-cell table:style-name="ce39" table:formula="of:=[Tabelle2.N6]" office:value-type="string" office:string-value="123456789" calcext:value-type="string">
            <text:p>123456789</text:p>
          </table:table-cell>
          <table:table-cell table:style-name="ce50" table:formula="of:=[Tabelle2.O6]" office:value-type="string" office:string-value="123456789" calcext:value-type="string">
            <text:p>123456789</text:p>
          </table:table-cell>
          <table:table-cell table:style-name="ce39" table:formula="of:=[Tabelle2.P6]" office:value-type="string" office:string-value="123456789" calcext:value-type="string">
            <text:p>123456789</text:p>
          </table:table-cell>
          <table:table-cell table:style-name="ce39" table:formula="of:=[Tabelle2.Q6]" office:value-type="string" office:string-value="123456789" calcext:value-type="string">
            <text:p>123456789</text:p>
          </table:table-cell>
          <table:table-cell table:style-name="ce55" table:formula="of:=[Tabelle2.R6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7]" office:value-type="string" office:string-value="123456789" calcext:value-type="string">
            <text:p>123456789</text:p>
          </table:table-cell>
          <table:table-cell table:style-name="ce37" table:formula="of:=[Tabelle2.K7]" office:value-type="string" office:string-value="123456789" calcext:value-type="string">
            <text:p>123456789</text:p>
          </table:table-cell>
          <table:table-cell table:style-name="ce37" table:formula="of:=[Tabelle2.L7]" office:value-type="string" office:string-value="123456789" calcext:value-type="string">
            <text:p>123456789</text:p>
          </table:table-cell>
          <table:table-cell table:style-name="ce43" table:formula="of:=[Tabelle2.M7]" office:value-type="string" office:string-value="123456789" calcext:value-type="string">
            <text:p>123456789</text:p>
          </table:table-cell>
          <table:table-cell table:style-name="ce37" table:formula="of:=[Tabelle2.N7]" office:value-type="string" office:string-value="123456789" calcext:value-type="string">
            <text:p>123456789</text:p>
          </table:table-cell>
          <table:table-cell table:style-name="ce48" table:formula="of:=[Tabelle2.O7]" office:value-type="string" office:string-value="123456789" calcext:value-type="string">
            <text:p>123456789</text:p>
          </table:table-cell>
          <table:table-cell table:style-name="ce37" table:formula="of:=[Tabelle2.P7]" office:value-type="string" office:string-value="123456789" calcext:value-type="string">
            <text:p>123456789</text:p>
          </table:table-cell>
          <table:table-cell table:style-name="ce37" table:formula="of:=[Tabelle2.Q7]" office:value-type="string" office:string-value="123456789" calcext:value-type="string">
            <text:p>123456789</text:p>
          </table:table-cell>
          <table:table-cell table:style-name="ce53" table:formula="of:=[Tabelle2.R7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4" table:content-validation-name="val1"/>
          <table:table-cell table:style-name="ce10" table:content-validation-name="val1" table:number-columns-repeated="2"/>
          <table:table-cell table:style-name="ce15" table:content-validation-name="val1"/>
          <table:table-cell table:style-name="ce10" table:content-validation-name="val1"/>
          <table:table-cell table:style-name="ce20" table:content-validation-name="val1"/>
          <table:table-cell table:style-name="ce10" table:content-validation-name="val1" table:number-columns-repeated="2"/>
          <table:table-cell table:style-name="ce25" table:content-validation-name="val1"/>
          <table:table-cell table:style-name="ce31" table:formula="of:=[Tabelle2.J8]" office:value-type="string" office:string-value="123456789" calcext:value-type="string">
            <text:p>123456789</text:p>
          </table:table-cell>
          <table:table-cell table:style-name="ce37" table:formula="of:=[Tabelle2.K8]" office:value-type="string" office:string-value="123456789" calcext:value-type="string">
            <text:p>123456789</text:p>
          </table:table-cell>
          <table:table-cell table:style-name="ce37" table:formula="of:=[Tabelle2.L8]" office:value-type="string" office:string-value="123456789" calcext:value-type="string">
            <text:p>123456789</text:p>
          </table:table-cell>
          <table:table-cell table:style-name="ce43" table:formula="of:=[Tabelle2.M8]" office:value-type="string" office:string-value="123456789" calcext:value-type="string">
            <text:p>123456789</text:p>
          </table:table-cell>
          <table:table-cell table:style-name="ce37" table:formula="of:=[Tabelle2.N8]" office:value-type="string" office:string-value="123456789" calcext:value-type="string">
            <text:p>123456789</text:p>
          </table:table-cell>
          <table:table-cell table:style-name="ce48" table:formula="of:=[Tabelle2.O8]" office:value-type="string" office:string-value="123456789" calcext:value-type="string">
            <text:p>123456789</text:p>
          </table:table-cell>
          <table:table-cell table:style-name="ce37" table:formula="of:=[Tabelle2.P8]" office:value-type="string" office:string-value="123456789" calcext:value-type="string">
            <text:p>123456789</text:p>
          </table:table-cell>
          <table:table-cell table:style-name="ce37" table:formula="of:=[Tabelle2.Q8]" office:value-type="string" office:string-value="123456789" calcext:value-type="string">
            <text:p>123456789</text:p>
          </table:table-cell>
          <table:table-cell table:style-name="ce53" table:formula="of:=[Tabelle2.R8]" office:value-type="string" office:string-value="123456789" calcext:value-type="string">
            <text:p>123456789</text:p>
          </table:table-cell>
        </table:table-row>
        <table:table-row table:style-name="ro1">
          <table:table-cell table:style-name="ce7" table:content-validation-name="val1"/>
          <table:table-cell table:style-name="ce13" table:content-validation-name="val1" table:number-columns-repeated="2"/>
          <table:table-cell table:style-name="ce18" table:content-validation-name="val1"/>
          <table:table-cell table:style-name="ce13" table:content-validation-name="val1"/>
          <table:table-cell table:style-name="ce23" table:content-validation-name="val1"/>
          <table:table-cell table:style-name="ce13" table:content-validation-name="val1" table:number-columns-repeated="2"/>
          <table:table-cell table:style-name="ce28" table:content-validation-name="val1"/>
          <table:table-cell table:style-name="ce34" table:formula="of:=[Tabelle2.J9]" office:value-type="string" office:string-value="123456789" calcext:value-type="string">
            <text:p>123456789</text:p>
          </table:table-cell>
          <table:table-cell table:style-name="ce40" table:formula="of:=[Tabelle2.K9]" office:value-type="string" office:string-value="123456789" calcext:value-type="string">
            <text:p>123456789</text:p>
          </table:table-cell>
          <table:table-cell table:style-name="ce40" table:formula="of:=[Tabelle2.L9]" office:value-type="string" office:string-value="123456789" calcext:value-type="string">
            <text:p>123456789</text:p>
          </table:table-cell>
          <table:table-cell table:style-name="ce46" table:formula="of:=[Tabelle2.M9]" office:value-type="string" office:string-value="123456789" calcext:value-type="string">
            <text:p>123456789</text:p>
          </table:table-cell>
          <table:table-cell table:style-name="ce40" table:formula="of:=[Tabelle2.N9]" office:value-type="string" office:string-value="123456789" calcext:value-type="string">
            <text:p>123456789</text:p>
          </table:table-cell>
          <table:table-cell table:style-name="ce51" table:formula="of:=[Tabelle2.O9]" office:value-type="string" office:string-value="123456789" calcext:value-type="string">
            <text:p>123456789</text:p>
          </table:table-cell>
          <table:table-cell table:style-name="ce40" table:formula="of:=[Tabelle2.P9]" office:value-type="string" office:string-value="123456789" calcext:value-type="string">
            <text:p>123456789</text:p>
          </table:table-cell>
          <table:table-cell table:style-name="ce40" table:formula="of:=[Tabelle2.Q9]" office:value-type="string" office:string-value="123456789" calcext:value-type="string">
            <text:p>123456789</text:p>
          </table:table-cell>
          <table:table-cell table:style-name="ce56" table:formula="of:=[Tabelle2.R9]" office:value-type="string" office:string-value="123456789" calcext:value-type="string">
            <text:p>123456789</text:p>
          </table:table-cell>
        </table:table-row>
        <table:table-row table:style-name="ro1">
          <table:table-cell table:number-columns-repeated="9"/>
          <table:table-cell table:formula="of:=[Tabelle2.J10]" office:value-type="string" office:string-value="Arbeitsfelder" calcext:value-type="string">
            <text:p>Arbeitsfelder</text:p>
          </table:table-cell>
          <table:table-cell table:style-name="ce41" table:number-columns-repeated="8"/>
        </table:table-row>
        <table:table-row table:style-name="ro1">
          <table:table-cell table:number-columns-repeated="9"/>
          <table:table-cell table:formula="of:=[Tabelle2.J11]" office:value-type="string" office:string-value="Lösungsfelder" calcext:value-type="string">
            <text:p>Lösungsfe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ritte</text:p>
          </table:table-cell>
          <table:table-cell table:number-columns-repeated="7"/>
          <table:table-cell office:value-type="string" calcext:value-type="string">
            <text:p>1.</text:p>
          </table:table-cell>
          <table:table-cell table:formula="of:=[Tabelle2.J12]" office:value-type="string" office:string-value="Fülle die Arbeitsfelder mit den Zahlen der Ausgangssituation aus. " calcext:value-type="string">
            <text:p>Fülle die Arbeitsfelder mit den Zahlen der Ausgangssituation aus.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2.</text:p>
          </table:table-cell>
          <table:table-cell table:formula="of:=[Tabelle2.J13]" office:value-type="string" office:string-value="Suche alle Lösungsfelder mit nur einer Zahl. Übertrage diese in die Arbeitsfelder." calcext:value-type="string">
            <text:p>Suche alle Lösungsfelder mit nur einer Zahl. Übertrage diese in die Arbeitsfelder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3.</text:p>
          </table:table-cell>
          <table:table-cell table:formula="of:=[Tabelle2.J14]" office:value-type="string" office:string-value="Suche die Zahlen in den 3x3 Matrizen, die nur einmal vorkommen. Übertrage diese in die Arbeitsfelder" calcext:value-type="string">
            <text:p>Suche die Zahlen in den 3x3 Matrizen, die nur einmal vorkommen. Übertrage diese in die Arbeitsfelder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4.</text:p>
          </table:table-cell>
          <table:table-cell table:formula="of:=[Tabelle2.J15]" office:value-type="string" office:string-value="gegebenenfalls weitere Iterationen von 2. und 3. " calcext:value-type="string">
            <text:p>gegebenenfalls weitere Iterationen von 2. und 3. 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5.</text:p>
          </table:table-cell>
          <table:table-cell table:formula="of:=[Tabelle2.J16]" office:value-type="string" office:string-value="Wenn nur noch Zahlen-Doppelpaare übrig bleiben, Lösungsversuch starten." calcext:value-type="string">
            <text:p>Wenn nur noch Zahlen-Doppelpaare übrig bleiben, Lösungsversuch starten.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17]" office:value-type="string" office:string-value="Beginne in der niedrigsten Zellkoordinate mit der niedrigsten Einsetzung" calcext:value-type="string">
            <text:p>Beginne in der niedrigsten Zellkoordinate mit der niedrigsten Einsetzung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6.</text:p>
          </table:table-cell>
          <table:table-cell table:formula="of:=[Tabelle2.J18]" office:value-type="string" office:string-value="Entweder es geht auf oder die andere Doppellösung versuchen." calcext:value-type="string">
            <text:p>Entweder es geht auf oder die andere Doppellösung versuchen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7.</text:p>
          </table:table-cell>
          <table:table-cell table:formula="of:=[Tabelle2.J19]" office:value-type="string" office:string-value="Fetzig, Fertig" calcext:value-type="string">
            <text:p>Fetzig, Ferti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formula="of:=[Tabelle2.J21]" office:value-type="string" office:string-value="Operating Matrix =" calcext:value-type="string">
            <text:p>Operating Matrix =</text:p>
          </table:table-cell>
          <table:table-cell/>
          <table:table-cell table:formula="of:=[Tabelle2.J10]" office:value-type="string" office:string-value="Arbeitsfelder" calcext:value-type="string">
            <text:p>Arbeitsfelder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Tabelle2.J22]" office:value-type="string" office:string-value="Result Matrix =" calcext:value-type="string">
            <text:p>Result Matrix =</text:p>
          </table:table-cell>
          <table:table-cell/>
          <table:table-cell table:formula="of:=[Tabelle2.J11]" office:value-type="string" office:string-value="Lösungsfelder" calcext:value-type="string">
            <text:p>Lösungsfelder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.</text:p>
          </table:table-cell>
          <table:table-cell table:formula="of:=[Tabelle2.J23]" office:value-type="string" office:string-value="Fill the Operating Matrix with your Initial situation." calcext:value-type="string">
            <text:p>Fill the Operating Matrix with your Initial situation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2.</text:p>
          </table:table-cell>
          <table:table-cell table:formula="of:=[Tabelle2.J24]" office:value-type="string" office:string-value="Check all Items in the Result  Matrix for single numbers and insert to the Operating Matrix" calcext:value-type="string">
            <text:p>Check all Items in the Result <text:s/>Matrix for single numbers and insert to the Operating Matrix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3.</text:p>
          </table:table-cell>
          <table:table-cell table:formula="of:=[Tabelle2.J25]" office:value-type="string" office:string-value="Check for numbers of single occurrence in the 3x3 Result matrices, fill all into the Operating Matrix" calcext:value-type="string">
            <text:p>Check for numbers of single occurrence in the 3x3 Result matrices, fill all into the Operating Matrix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4.</text:p>
          </table:table-cell>
          <table:table-cell table:formula="of:=[Tabelle2.J26]" office:value-type="string" office:string-value="Repeat 2 &amp; 3 as neccessary" calcext:value-type="string">
            <text:p>Repeat 2 &amp; 3 as neccessary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5.</text:p>
          </table:table-cell>
          <table:table-cell table:formula="of:=[Tabelle2.J27]" office:value-type="string" office:string-value="If only double figures are left, you must try any of the two solutions. " calcext:value-type="string">
            <text:p>If only double figures are left, you must try any of the two solutions. 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Tabelle2.J28]" office:value-type="string" office:string-value="Start with the first cell position and with the lower value e.g." calcext:value-type="string">
            <text:p>Start with the first cell position and with the lower value e.g.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6.</text:p>
          </table:table-cell>
          <table:table-cell table:formula="of:=[Tabelle2.J29]" office:value-type="string" office:string-value="otherwise the other ones is  the solution" calcext:value-type="string">
            <text:p>otherwise the other ones is <text:s/>the solution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7.</text:p>
          </table:table-cell>
          <table:table-cell table:formula="of:=[Tabelle2.J30]" office:value-type="string" office:string-value="Done Congrats" calcext:value-type="string">
            <text:p>Done Congrats</text:p>
          </table:table-cell>
          <table:table-cell table:number-columns-repeated="8"/>
        </table:table-row>
        <calcext:conditional-formats>
          <calcext:conditional-format calcext:target-range-address="Tabelle1.A2:Tabelle1.R10">
            <calcext:condition calcext:apply-style-name="Unbenannt1" calcext:value="&gt;9" calcext:base-cell-address="Tabelle1.A2"/>
          </calcext:conditional-format>
        </calcext:conditional-formats>
      </table:table>
      <table:table table:name="Tabelle2" table:style-name="ta1">
        <table:table-column table:style-name="co1" table:number-columns-repeated="9" table:default-cell-style-name="ce57"/>
        <table:table-column table:style-name="co3" table:number-columns-repeated="1015" table:default-cell-style-name="ce57"/>
        <table:table-row table:style-name="ro1">
          <table:table-cell table:formula="of:=[Tabelle1.A2]" office:value-type="float" office:value="0" calcext:value-type="float">
            <text:p>0</text:p>
          </table:table-cell>
          <table:table-cell table:formula="of:=[Tabelle1.B2]" office:value-type="float" office:value="0" calcext:value-type="float">
            <text:p>0</text:p>
          </table:table-cell>
          <table:table-cell table:formula="of:=[Tabelle1.C2]" office:value-type="float" office:value="0" calcext:value-type="float">
            <text:p>0</text:p>
          </table:table-cell>
          <table:table-cell table:formula="of:=[Tabelle1.D2]" office:value-type="float" office:value="0" calcext:value-type="float">
            <text:p>0</text:p>
          </table:table-cell>
          <table:table-cell table:formula="of:=[Tabelle1.E2]" office:value-type="float" office:value="0" calcext:value-type="float">
            <text:p>0</text:p>
          </table:table-cell>
          <table:table-cell table:formula="of:=[Tabelle1.F2]" office:value-type="float" office:value="0" calcext:value-type="float">
            <text:p>0</text:p>
          </table:table-cell>
          <table:table-cell table:formula="of:=[Tabelle1.G2]" office:value-type="float" office:value="0" calcext:value-type="float">
            <text:p>0</text:p>
          </table:table-cell>
          <table:table-cell table:formula="of:=[Tabelle1.H2]" office:value-type="float" office:value="0" calcext:value-type="float">
            <text:p>0</text:p>
          </table:table-cell>
          <table:table-cell table:formula="of:=[Tabelle1.I2]" office:value-type="float" office:value="0" calcext:value-type="float">
            <text:p>0</text:p>
          </table:table-cell>
          <table:table-cell table:formula="of:=IF([.S1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1];&quot;&quot;);[.$B1];&quot;&quot;);[.$C1];&quot;&quot;);[.$D1];&quot;&quot;);[.$E1];&quot;&quot;);[.$F1];&quot;&quot;);[.$G1];&quot;&quot;);[.$H1];&quot;&quot;);[.$I1];&quot;&quot;);[.B2];&quot;&quot;);[.B3];&quot;&quot;);[.C2];&quot;&quot;);[.C3];&quot;&quot;))" office:value-type="string" office:string-value="123456789" calcext:value-type="string">
            <text:p>123456789</text:p>
          </table:table-cell>
          <table:table-cell table:formula="of:=IF([.T1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1];&quot;&quot;);[.$B1];&quot;&quot;);[.$C1];&quot;&quot;);[.$D1];&quot;&quot;);[.$E1];&quot;&quot;);[.$F1];&quot;&quot;);[.$G1];&quot;&quot;);[.$H1];&quot;&quot;);[.$I1];&quot;&quot;);[.C2];&quot;&quot;);[.C3];&quot;&quot;);[.A2];&quot;&quot;);[.A3];&quot;&quot;))" office:value-type="string" office:string-value="123456789" calcext:value-type="string">
            <text:p>123456789</text:p>
          </table:table-cell>
          <table:table-cell table:formula="of:=IF([.U1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1];&quot;&quot;);[.$B1];&quot;&quot;);[.$C1];&quot;&quot;);[.$D1];&quot;&quot;);[.$E1];&quot;&quot;);[.$F1];&quot;&quot;);[.$G1];&quot;&quot;);[.$H1];&quot;&quot;);[.$I1];&quot;&quot;);[.A2];&quot;&quot;);[.A3];&quot;&quot;);[.B2];&quot;&quot;);[.B3];&quot;&quot;))" office:value-type="string" office:string-value="123456789" calcext:value-type="string">
            <text:p>123456789</text:p>
          </table:table-cell>
          <table:table-cell table:formula="of:=IF([.V1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1];&quot;&quot;);[.$B1];&quot;&quot;);[.$C1];&quot;&quot;);[.$D1];&quot;&quot;);[.$E1];&quot;&quot;);[.$F1];&quot;&quot;);[.$G1];&quot;&quot;);[.$H1];&quot;&quot;);[.$I1];&quot;&quot;);[.E2];&quot;&quot;);[.E3];&quot;&quot;);[.F2];&quot;&quot;);[.F3];&quot;&quot;))" office:value-type="string" office:string-value="123456789" calcext:value-type="string">
            <text:p>123456789</text:p>
          </table:table-cell>
          <table:table-cell table:formula="of:=IF([.W1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1];&quot;&quot;);[.$B1];&quot;&quot;);[.$C1];&quot;&quot;);[.$D1];&quot;&quot;);[.$E1];&quot;&quot;);[.$F1];&quot;&quot;);[.$G1];&quot;&quot;);[.$H1];&quot;&quot;);[.$I1];&quot;&quot;);[.F2];&quot;&quot;);[.F3];&quot;&quot;);[.D2];&quot;&quot;);[.D3];&quot;&quot;))" office:value-type="string" office:string-value="123456789" calcext:value-type="string">
            <text:p>123456789</text:p>
          </table:table-cell>
          <table:table-cell table:formula="of:=IF([.X1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1];&quot;&quot;);[.$B1];&quot;&quot;);[.$C1];&quot;&quot;);[.$D1];&quot;&quot;);[.$E1];&quot;&quot;);[.$F1];&quot;&quot;);[.$G1];&quot;&quot;);[.$H1];&quot;&quot;);[.$I1];&quot;&quot;);[.D2];&quot;&quot;);[.D3];&quot;&quot;);[.E2];&quot;&quot;);[.E3];&quot;&quot;))" office:value-type="string" office:string-value="123456789" calcext:value-type="string">
            <text:p>123456789</text:p>
          </table:table-cell>
          <table:table-cell table:formula="of:=IF([.Y1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1];&quot;&quot;);[.$B1];&quot;&quot;);[.$C1];&quot;&quot;);[.$D1];&quot;&quot;);[.$E1];&quot;&quot;);[.$F1];&quot;&quot;);[.$G1];&quot;&quot;);[.$H1];&quot;&quot;);[.$I1];&quot;&quot;);[.H2];&quot;&quot;);[.H3];&quot;&quot;);[.I2];&quot;&quot;);[.I3];&quot;&quot;))" office:value-type="string" office:string-value="123456789" calcext:value-type="string">
            <text:p>123456789</text:p>
          </table:table-cell>
          <table:table-cell table:formula="of:=IF([.Z1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1];&quot;&quot;);[.$B1];&quot;&quot;);[.$C1];&quot;&quot;);[.$D1];&quot;&quot;);[.$E1];&quot;&quot;);[.$F1];&quot;&quot;);[.$G1];&quot;&quot;);[.$H1];&quot;&quot;);[.$I1];&quot;&quot;);[.I2];&quot;&quot;);[.I3];&quot;&quot;);[.G2];&quot;&quot;);[.G3];&quot;&quot;))" office:value-type="string" office:string-value="123456789" calcext:value-type="string">
            <text:p>123456789</text:p>
          </table:table-cell>
          <table:table-cell table:formula="of:=IF([.AA1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1];&quot;&quot;);[.$B1];&quot;&quot;);[.$C1];&quot;&quot;);[.$D1];&quot;&quot;);[.$E1];&quot;&quot;);[.$F1];&quot;&quot;);[.$G1];&quot;&quot;);[.$H1];&quot;&quot;);[.$I1];&quot;&quot;);[.G2];&quot;&quot;);[.G3];&quot;&quot;);[.H2];&quot;&quot;);[.H3];&quot;&quot;))" office:value-type="string" office:string-value="123456789" calcext:value-type="string">
            <text:p>123456789</text:p>
          </table:table-cell>
          <table:table-cell table:style-name="ce59" table:formula="of:=ISNUMBER([.A1])" office:value-type="boolean" office:boolean-value="false" calcext:value-type="boolean">
            <text:p>FALSCH</text:p>
          </table:table-cell>
          <table:table-cell table:style-name="ce59" table:formula="of:=ISNUMBER([.B1])" office:value-type="boolean" office:boolean-value="false" calcext:value-type="boolean">
            <text:p>FALSCH</text:p>
          </table:table-cell>
          <table:table-cell table:style-name="ce59" table:formula="of:=ISNUMBER([.C1])" office:value-type="boolean" office:boolean-value="false" calcext:value-type="boolean">
            <text:p>FALSCH</text:p>
          </table:table-cell>
          <table:table-cell table:style-name="ce59" table:formula="of:=ISNUMBER([.D1])" office:value-type="boolean" office:boolean-value="false" calcext:value-type="boolean">
            <text:p>FALSCH</text:p>
          </table:table-cell>
          <table:table-cell table:style-name="ce59" table:formula="of:=ISNUMBER([.E1])" office:value-type="boolean" office:boolean-value="false" calcext:value-type="boolean">
            <text:p>FALSCH</text:p>
          </table:table-cell>
          <table:table-cell table:style-name="ce59" table:formula="of:=ISNUMBER([.F1])" office:value-type="boolean" office:boolean-value="false" calcext:value-type="boolean">
            <text:p>FALSCH</text:p>
          </table:table-cell>
          <table:table-cell table:style-name="ce59" table:formula="of:=ISNUMBER([.G1])" office:value-type="boolean" office:boolean-value="false" calcext:value-type="boolean">
            <text:p>FALSCH</text:p>
          </table:table-cell>
          <table:table-cell table:style-name="ce59" table:formula="of:=ISNUMBER([.H1])" office:value-type="boolean" office:boolean-value="false" calcext:value-type="boolean">
            <text:p>FALSCH</text:p>
          </table:table-cell>
          <table:table-cell table:style-name="ce59" table:formula="of:=ISNUMBER([.I1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3]" office:value-type="float" office:value="0" calcext:value-type="float">
            <text:p>0</text:p>
          </table:table-cell>
          <table:table-cell table:formula="of:=[Tabelle1.B3]" office:value-type="float" office:value="0" calcext:value-type="float">
            <text:p>0</text:p>
          </table:table-cell>
          <table:table-cell table:formula="of:=[Tabelle1.C3]" office:value-type="float" office:value="0" calcext:value-type="float">
            <text:p>0</text:p>
          </table:table-cell>
          <table:table-cell table:formula="of:=[Tabelle1.D3]" office:value-type="float" office:value="0" calcext:value-type="float">
            <text:p>0</text:p>
          </table:table-cell>
          <table:table-cell table:formula="of:=[Tabelle1.E3]" office:value-type="float" office:value="0" calcext:value-type="float">
            <text:p>0</text:p>
          </table:table-cell>
          <table:table-cell table:formula="of:=[Tabelle1.F3]" office:value-type="float" office:value="0" calcext:value-type="float">
            <text:p>0</text:p>
          </table:table-cell>
          <table:table-cell table:formula="of:=[Tabelle1.G3]" office:value-type="float" office:value="0" calcext:value-type="float">
            <text:p>0</text:p>
          </table:table-cell>
          <table:table-cell table:formula="of:=[Tabelle1.H3]" office:value-type="float" office:value="0" calcext:value-type="float">
            <text:p>0</text:p>
          </table:table-cell>
          <table:table-cell table:formula="of:=[Tabelle1.I3]" office:value-type="float" office:value="0" calcext:value-type="float">
            <text:p>0</text:p>
          </table:table-cell>
          <table:table-cell table:formula="of:=IF([.S2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2];&quot;&quot;);[.$B2];&quot;&quot;);[.$C2];&quot;&quot;);[.$D2];&quot;&quot;);[.$E2];&quot;&quot;);[.$F2];&quot;&quot;);[.$G2];&quot;&quot;);[.$H2];&quot;&quot;);[.$I2];&quot;&quot;);[.B3];&quot;&quot;);[.B1];&quot;&quot;);[.C3];&quot;&quot;);[.C1];&quot;&quot;))" office:value-type="string" office:string-value="123456789" calcext:value-type="string">
            <text:p>123456789</text:p>
          </table:table-cell>
          <table:table-cell table:formula="of:=IF([.T2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2];&quot;&quot;);[.$B2];&quot;&quot;);[.$C2];&quot;&quot;);[.$D2];&quot;&quot;);[.$E2];&quot;&quot;);[.$F2];&quot;&quot;);[.$G2];&quot;&quot;);[.$H2];&quot;&quot;);[.$I2];&quot;&quot;);[.C3];&quot;&quot;);[.C1];&quot;&quot;);[.A3];&quot;&quot;);[.A1];&quot;&quot;))" office:value-type="string" office:string-value="123456789" calcext:value-type="string">
            <text:p>123456789</text:p>
          </table:table-cell>
          <table:table-cell table:formula="of:=IF([.U2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2];&quot;&quot;);[.$B2];&quot;&quot;);[.$C2];&quot;&quot;);[.$D2];&quot;&quot;);[.$E2];&quot;&quot;);[.$F2];&quot;&quot;);[.$G2];&quot;&quot;);[.$H2];&quot;&quot;);[.$I2];&quot;&quot;);[.A3];&quot;&quot;);[.A1];&quot;&quot;);[.B3];&quot;&quot;);[.B1];&quot;&quot;))" office:value-type="string" office:string-value="123456789" calcext:value-type="string">
            <text:p>123456789</text:p>
          </table:table-cell>
          <table:table-cell table:formula="of:=IF([.V2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2];&quot;&quot;);[.$B2];&quot;&quot;);[.$C2];&quot;&quot;);[.$D2];&quot;&quot;);[.$E2];&quot;&quot;);[.$F2];&quot;&quot;);[.$G2];&quot;&quot;);[.$H2];&quot;&quot;);[.$I2];&quot;&quot;);[.E3];&quot;&quot;);[.E1];&quot;&quot;);[.F3];&quot;&quot;);[.F1];&quot;&quot;))" office:value-type="string" office:string-value="123456789" calcext:value-type="string">
            <text:p>123456789</text:p>
          </table:table-cell>
          <table:table-cell table:formula="of:=IF([.W2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2];&quot;&quot;);[.$B2];&quot;&quot;);[.$C2];&quot;&quot;);[.$D2];&quot;&quot;);[.$E2];&quot;&quot;);[.$F2];&quot;&quot;);[.$G2];&quot;&quot;);[.$H2];&quot;&quot;);[.$I2];&quot;&quot;);[.F3];&quot;&quot;);[.F1];&quot;&quot;);[.D3];&quot;&quot;);[.D1];&quot;&quot;))" office:value-type="string" office:string-value="123456789" calcext:value-type="string">
            <text:p>123456789</text:p>
          </table:table-cell>
          <table:table-cell table:formula="of:=IF([.X2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2];&quot;&quot;);[.$B2];&quot;&quot;);[.$C2];&quot;&quot;);[.$D2];&quot;&quot;);[.$E2];&quot;&quot;);[.$F2];&quot;&quot;);[.$G2];&quot;&quot;);[.$H2];&quot;&quot;);[.$I2];&quot;&quot;);[.D3];&quot;&quot;);[.D1];&quot;&quot;);[.E3];&quot;&quot;);[.E1];&quot;&quot;))" office:value-type="string" office:string-value="123456789" calcext:value-type="string">
            <text:p>123456789</text:p>
          </table:table-cell>
          <table:table-cell table:formula="of:=IF([.Y2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2];&quot;&quot;);[.$B2];&quot;&quot;);[.$C2];&quot;&quot;);[.$D2];&quot;&quot;);[.$E2];&quot;&quot;);[.$F2];&quot;&quot;);[.$G2];&quot;&quot;);[.$H2];&quot;&quot;);[.$I2];&quot;&quot;);[.H3];&quot;&quot;);[.H1];&quot;&quot;);[.I3];&quot;&quot;);[.I1];&quot;&quot;))" office:value-type="string" office:string-value="123456789" calcext:value-type="string">
            <text:p>123456789</text:p>
          </table:table-cell>
          <table:table-cell table:formula="of:=IF([.Z2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2];&quot;&quot;);[.$B2];&quot;&quot;);[.$C2];&quot;&quot;);[.$D2];&quot;&quot;);[.$E2];&quot;&quot;);[.$F2];&quot;&quot;);[.$G2];&quot;&quot;);[.$H2];&quot;&quot;);[.$I2];&quot;&quot;);[.I3];&quot;&quot;);[.I1];&quot;&quot;);[.G3];&quot;&quot;);[.G1];&quot;&quot;))" office:value-type="string" office:string-value="123456789" calcext:value-type="string">
            <text:p>123456789</text:p>
          </table:table-cell>
          <table:table-cell table:formula="of:=IF([.AA2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2];&quot;&quot;);[.$B2];&quot;&quot;);[.$C2];&quot;&quot;);[.$D2];&quot;&quot;);[.$E2];&quot;&quot;);[.$F2];&quot;&quot;);[.$G2];&quot;&quot;);[.$H2];&quot;&quot;);[.$I2];&quot;&quot;);[.G3];&quot;&quot;);[.G1];&quot;&quot;);[.H3];&quot;&quot;);[.H1];&quot;&quot;))" office:value-type="string" office:string-value="123456789" calcext:value-type="string">
            <text:p>123456789</text:p>
          </table:table-cell>
          <table:table-cell table:style-name="ce59" table:formula="of:=ISNUMBER([.A2])" office:value-type="boolean" office:boolean-value="false" calcext:value-type="boolean">
            <text:p>FALSCH</text:p>
          </table:table-cell>
          <table:table-cell table:style-name="ce59" table:formula="of:=ISNUMBER([.B2])" office:value-type="boolean" office:boolean-value="false" calcext:value-type="boolean">
            <text:p>FALSCH</text:p>
          </table:table-cell>
          <table:table-cell table:style-name="ce59" table:formula="of:=ISNUMBER([.C2])" office:value-type="boolean" office:boolean-value="false" calcext:value-type="boolean">
            <text:p>FALSCH</text:p>
          </table:table-cell>
          <table:table-cell table:style-name="ce59" table:formula="of:=ISNUMBER([.D2])" office:value-type="boolean" office:boolean-value="false" calcext:value-type="boolean">
            <text:p>FALSCH</text:p>
          </table:table-cell>
          <table:table-cell table:style-name="ce59" table:formula="of:=ISNUMBER([.E2])" office:value-type="boolean" office:boolean-value="false" calcext:value-type="boolean">
            <text:p>FALSCH</text:p>
          </table:table-cell>
          <table:table-cell table:style-name="ce59" table:formula="of:=ISNUMBER([.F2])" office:value-type="boolean" office:boolean-value="false" calcext:value-type="boolean">
            <text:p>FALSCH</text:p>
          </table:table-cell>
          <table:table-cell table:style-name="ce59" table:formula="of:=ISNUMBER([.G2])" office:value-type="boolean" office:boolean-value="false" calcext:value-type="boolean">
            <text:p>FALSCH</text:p>
          </table:table-cell>
          <table:table-cell table:style-name="ce59" table:formula="of:=ISNUMBER([.H2])" office:value-type="boolean" office:boolean-value="false" calcext:value-type="boolean">
            <text:p>FALSCH</text:p>
          </table:table-cell>
          <table:table-cell table:style-name="ce59" table:formula="of:=ISNUMBER([.I2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4]" office:value-type="float" office:value="0" calcext:value-type="float">
            <text:p>0</text:p>
          </table:table-cell>
          <table:table-cell table:formula="of:=[Tabelle1.B4]" office:value-type="float" office:value="0" calcext:value-type="float">
            <text:p>0</text:p>
          </table:table-cell>
          <table:table-cell table:formula="of:=[Tabelle1.C4]" office:value-type="float" office:value="0" calcext:value-type="float">
            <text:p>0</text:p>
          </table:table-cell>
          <table:table-cell table:formula="of:=[Tabelle1.D4]" office:value-type="float" office:value="0" calcext:value-type="float">
            <text:p>0</text:p>
          </table:table-cell>
          <table:table-cell table:formula="of:=[Tabelle1.E4]" office:value-type="float" office:value="0" calcext:value-type="float">
            <text:p>0</text:p>
          </table:table-cell>
          <table:table-cell table:formula="of:=[Tabelle1.F4]" office:value-type="float" office:value="0" calcext:value-type="float">
            <text:p>0</text:p>
          </table:table-cell>
          <table:table-cell table:formula="of:=[Tabelle1.G4]" office:value-type="float" office:value="0" calcext:value-type="float">
            <text:p>0</text:p>
          </table:table-cell>
          <table:table-cell table:formula="of:=[Tabelle1.H4]" office:value-type="float" office:value="0" calcext:value-type="float">
            <text:p>0</text:p>
          </table:table-cell>
          <table:table-cell table:formula="of:=[Tabelle1.I4]" office:value-type="float" office:value="0" calcext:value-type="float">
            <text:p>0</text:p>
          </table:table-cell>
          <table:table-cell table:formula="of:=IF([.S3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3];&quot;&quot;);[.$B3];&quot;&quot;);[.$C3];&quot;&quot;);[.$D3];&quot;&quot;);[.$E3];&quot;&quot;);[.$F3];&quot;&quot;);[.$G3];&quot;&quot;);[.$H3];&quot;&quot;);[.$I3];&quot;&quot;);[.B1];&quot;&quot;);[.B2];&quot;&quot;);[.C1];&quot;&quot;);[.C2];&quot;&quot;))" office:value-type="string" office:string-value="123456789" calcext:value-type="string">
            <text:p>123456789</text:p>
          </table:table-cell>
          <table:table-cell table:formula="of:=IF([.T3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3];&quot;&quot;);[.$B3];&quot;&quot;);[.$C3];&quot;&quot;);[.$D3];&quot;&quot;);[.$E3];&quot;&quot;);[.$F3];&quot;&quot;);[.$G3];&quot;&quot;);[.$H3];&quot;&quot;);[.$I3];&quot;&quot;);[.C1];&quot;&quot;);[.C2];&quot;&quot;);[.A1];&quot;&quot;);[.A2];&quot;&quot;))" office:value-type="string" office:string-value="123456789" calcext:value-type="string">
            <text:p>123456789</text:p>
          </table:table-cell>
          <table:table-cell table:formula="of:=IF([.U3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3];&quot;&quot;);[.$B3];&quot;&quot;);[.$C3];&quot;&quot;);[.$D3];&quot;&quot;);[.$E3];&quot;&quot;);[.$F3];&quot;&quot;);[.$G3];&quot;&quot;);[.$H3];&quot;&quot;);[.$I3];&quot;&quot;);[.A1];&quot;&quot;);[.A2];&quot;&quot;);[.B1];&quot;&quot;);[.B2];&quot;&quot;))" office:value-type="string" office:string-value="123456789" calcext:value-type="string">
            <text:p>123456789</text:p>
          </table:table-cell>
          <table:table-cell table:formula="of:=IF([.V3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3];&quot;&quot;);[.$B3];&quot;&quot;);[.$C3];&quot;&quot;);[.$D3];&quot;&quot;);[.$E3];&quot;&quot;);[.$F3];&quot;&quot;);[.$G3];&quot;&quot;);[.$H3];&quot;&quot;);[.$I3];&quot;&quot;);[.E1];&quot;&quot;);[.E2];&quot;&quot;);[.F1];&quot;&quot;);[.F2];&quot;&quot;))" office:value-type="string" office:string-value="123456789" calcext:value-type="string">
            <text:p>123456789</text:p>
          </table:table-cell>
          <table:table-cell table:formula="of:=IF([.W3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3];&quot;&quot;);[.$B3];&quot;&quot;);[.$C3];&quot;&quot;);[.$D3];&quot;&quot;);[.$E3];&quot;&quot;);[.$F3];&quot;&quot;);[.$G3];&quot;&quot;);[.$H3];&quot;&quot;);[.$I3];&quot;&quot;);[.F1];&quot;&quot;);[.F2];&quot;&quot;);[.D1];&quot;&quot;);[.D2];&quot;&quot;))" office:value-type="string" office:string-value="123456789" calcext:value-type="string">
            <text:p>123456789</text:p>
          </table:table-cell>
          <table:table-cell table:formula="of:=IF([.X3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3];&quot;&quot;);[.$B3];&quot;&quot;);[.$C3];&quot;&quot;);[.$D3];&quot;&quot;);[.$E3];&quot;&quot;);[.$F3];&quot;&quot;);[.$G3];&quot;&quot;);[.$H3];&quot;&quot;);[.$I3];&quot;&quot;);[.D1];&quot;&quot;);[.D2];&quot;&quot;);[.E1];&quot;&quot;);[.E2];&quot;&quot;))" office:value-type="string" office:string-value="123456789" calcext:value-type="string">
            <text:p>123456789</text:p>
          </table:table-cell>
          <table:table-cell table:formula="of:=IF([.Y3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3];&quot;&quot;);[.$B3];&quot;&quot;);[.$C3];&quot;&quot;);[.$D3];&quot;&quot;);[.$E3];&quot;&quot;);[.$F3];&quot;&quot;);[.$G3];&quot;&quot;);[.$H3];&quot;&quot;);[.$I3];&quot;&quot;);[.H1];&quot;&quot;);[.H2];&quot;&quot;);[.I1];&quot;&quot;);[.I2];&quot;&quot;))" office:value-type="string" office:string-value="123456789" calcext:value-type="string">
            <text:p>123456789</text:p>
          </table:table-cell>
          <table:table-cell table:formula="of:=IF([.Z3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3];&quot;&quot;);[.$B3];&quot;&quot;);[.$C3];&quot;&quot;);[.$D3];&quot;&quot;);[.$E3];&quot;&quot;);[.$F3];&quot;&quot;);[.$G3];&quot;&quot;);[.$H3];&quot;&quot;);[.$I3];&quot;&quot;);[.I1];&quot;&quot;);[.I2];&quot;&quot;);[.G1];&quot;&quot;);[.G2];&quot;&quot;))" office:value-type="string" office:string-value="123456789" calcext:value-type="string">
            <text:p>123456789</text:p>
          </table:table-cell>
          <table:table-cell table:formula="of:=IF([.AA3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3];&quot;&quot;);[.$B3];&quot;&quot;);[.$C3];&quot;&quot;);[.$D3];&quot;&quot;);[.$E3];&quot;&quot;);[.$F3];&quot;&quot;);[.$G3];&quot;&quot;);[.$H3];&quot;&quot;);[.$I3];&quot;&quot;);[.G1];&quot;&quot;);[.G2];&quot;&quot;);[.H1];&quot;&quot;);[.H2];&quot;&quot;))" office:value-type="string" office:string-value="123456789" calcext:value-type="string">
            <text:p>123456789</text:p>
          </table:table-cell>
          <table:table-cell table:style-name="ce59" table:formula="of:=ISNUMBER([.A3])" office:value-type="boolean" office:boolean-value="false" calcext:value-type="boolean">
            <text:p>FALSCH</text:p>
          </table:table-cell>
          <table:table-cell table:style-name="ce59" table:formula="of:=ISNUMBER([.B3])" office:value-type="boolean" office:boolean-value="false" calcext:value-type="boolean">
            <text:p>FALSCH</text:p>
          </table:table-cell>
          <table:table-cell table:style-name="ce59" table:formula="of:=ISNUMBER([.C3])" office:value-type="boolean" office:boolean-value="false" calcext:value-type="boolean">
            <text:p>FALSCH</text:p>
          </table:table-cell>
          <table:table-cell table:style-name="ce59" table:formula="of:=ISNUMBER([.D3])" office:value-type="boolean" office:boolean-value="false" calcext:value-type="boolean">
            <text:p>FALSCH</text:p>
          </table:table-cell>
          <table:table-cell table:style-name="ce59" table:formula="of:=ISNUMBER([.E3])" office:value-type="boolean" office:boolean-value="false" calcext:value-type="boolean">
            <text:p>FALSCH</text:p>
          </table:table-cell>
          <table:table-cell table:style-name="ce59" table:formula="of:=ISNUMBER([.F3])" office:value-type="boolean" office:boolean-value="false" calcext:value-type="boolean">
            <text:p>FALSCH</text:p>
          </table:table-cell>
          <table:table-cell table:style-name="ce59" table:formula="of:=ISNUMBER([.G3])" office:value-type="boolean" office:boolean-value="false" calcext:value-type="boolean">
            <text:p>FALSCH</text:p>
          </table:table-cell>
          <table:table-cell table:style-name="ce59" table:formula="of:=ISNUMBER([.H3])" office:value-type="boolean" office:boolean-value="false" calcext:value-type="boolean">
            <text:p>FALSCH</text:p>
          </table:table-cell>
          <table:table-cell table:style-name="ce59" table:formula="of:=ISNUMBER([.I3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5]" office:value-type="float" office:value="0" calcext:value-type="float">
            <text:p>0</text:p>
          </table:table-cell>
          <table:table-cell table:formula="of:=[Tabelle1.B5]" office:value-type="float" office:value="0" calcext:value-type="float">
            <text:p>0</text:p>
          </table:table-cell>
          <table:table-cell table:formula="of:=[Tabelle1.C5]" office:value-type="float" office:value="0" calcext:value-type="float">
            <text:p>0</text:p>
          </table:table-cell>
          <table:table-cell table:formula="of:=[Tabelle1.D5]" office:value-type="float" office:value="0" calcext:value-type="float">
            <text:p>0</text:p>
          </table:table-cell>
          <table:table-cell table:formula="of:=[Tabelle1.E5]" office:value-type="float" office:value="0" calcext:value-type="float">
            <text:p>0</text:p>
          </table:table-cell>
          <table:table-cell table:formula="of:=[Tabelle1.F5]" office:value-type="float" office:value="0" calcext:value-type="float">
            <text:p>0</text:p>
          </table:table-cell>
          <table:table-cell table:formula="of:=[Tabelle1.G5]" office:value-type="float" office:value="0" calcext:value-type="float">
            <text:p>0</text:p>
          </table:table-cell>
          <table:table-cell table:formula="of:=[Tabelle1.H5]" office:value-type="float" office:value="0" calcext:value-type="float">
            <text:p>0</text:p>
          </table:table-cell>
          <table:table-cell table:formula="of:=[Tabelle1.I5]" office:value-type="float" office:value="0" calcext:value-type="float">
            <text:p>0</text:p>
          </table:table-cell>
          <table:table-cell table:formula="of:=IF([.S4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4];&quot;&quot;);[.$B4];&quot;&quot;);[.$C4];&quot;&quot;);[.$D4];&quot;&quot;);[.$E4];&quot;&quot;);[.$F4];&quot;&quot;);[.$G4];&quot;&quot;);[.$H4];&quot;&quot;);[.$I4];&quot;&quot;);[.B5];&quot;&quot;);[.B6];&quot;&quot;);[.C5];&quot;&quot;);[.C6];&quot;&quot;))" office:value-type="string" office:string-value="123456789" calcext:value-type="string">
            <text:p>123456789</text:p>
          </table:table-cell>
          <table:table-cell table:formula="of:=IF([.T4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4];&quot;&quot;);[.$B4];&quot;&quot;);[.$C4];&quot;&quot;);[.$D4];&quot;&quot;);[.$E4];&quot;&quot;);[.$F4];&quot;&quot;);[.$G4];&quot;&quot;);[.$H4];&quot;&quot;);[.$I4];&quot;&quot;);[.C5];&quot;&quot;);[.C6];&quot;&quot;);[.A5];&quot;&quot;);[.A6];&quot;&quot;))" office:value-type="string" office:string-value="123456789" calcext:value-type="string">
            <text:p>123456789</text:p>
          </table:table-cell>
          <table:table-cell table:formula="of:=IF([.U4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4];&quot;&quot;);[.$B4];&quot;&quot;);[.$C4];&quot;&quot;);[.$D4];&quot;&quot;);[.$E4];&quot;&quot;);[.$F4];&quot;&quot;);[.$G4];&quot;&quot;);[.$H4];&quot;&quot;);[.$I4];&quot;&quot;);[.A5];&quot;&quot;);[.A6];&quot;&quot;);[.B5];&quot;&quot;);[.B6];&quot;&quot;))" office:value-type="string" office:string-value="123456789" calcext:value-type="string">
            <text:p>123456789</text:p>
          </table:table-cell>
          <table:table-cell table:formula="of:=IF([.V4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4];&quot;&quot;);[.$B4];&quot;&quot;);[.$C4];&quot;&quot;);[.$D4];&quot;&quot;);[.$E4];&quot;&quot;);[.$F4];&quot;&quot;);[.$G4];&quot;&quot;);[.$H4];&quot;&quot;);[.$I4];&quot;&quot;);[.E5];&quot;&quot;);[.E6];&quot;&quot;);[.F5];&quot;&quot;);[.F6];&quot;&quot;))" office:value-type="string" office:string-value="123456789" calcext:value-type="string">
            <text:p>123456789</text:p>
          </table:table-cell>
          <table:table-cell table:formula="of:=IF([.W4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4];&quot;&quot;);[.$B4];&quot;&quot;);[.$C4];&quot;&quot;);[.$D4];&quot;&quot;);[.$E4];&quot;&quot;);[.$F4];&quot;&quot;);[.$G4];&quot;&quot;);[.$H4];&quot;&quot;);[.$I4];&quot;&quot;);[.F5];&quot;&quot;);[.F6];&quot;&quot;);[.D5];&quot;&quot;);[.D6];&quot;&quot;))" office:value-type="string" office:string-value="123456789" calcext:value-type="string">
            <text:p>123456789</text:p>
          </table:table-cell>
          <table:table-cell table:formula="of:=IF([.X4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4];&quot;&quot;);[.$B4];&quot;&quot;);[.$C4];&quot;&quot;);[.$D4];&quot;&quot;);[.$E4];&quot;&quot;);[.$F4];&quot;&quot;);[.$G4];&quot;&quot;);[.$H4];&quot;&quot;);[.$I4];&quot;&quot;);[.D5];&quot;&quot;);[.D6];&quot;&quot;);[.E5];&quot;&quot;);[.E6];&quot;&quot;))" office:value-type="string" office:string-value="123456789" calcext:value-type="string">
            <text:p>123456789</text:p>
          </table:table-cell>
          <table:table-cell table:formula="of:=IF([.Y4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4];&quot;&quot;);[.$B4];&quot;&quot;);[.$C4];&quot;&quot;);[.$D4];&quot;&quot;);[.$E4];&quot;&quot;);[.$F4];&quot;&quot;);[.$G4];&quot;&quot;);[.$H4];&quot;&quot;);[.$I4];&quot;&quot;);[.H5];&quot;&quot;);[.H6];&quot;&quot;);[.I5];&quot;&quot;);[.I6];&quot;&quot;))" office:value-type="string" office:string-value="123456789" calcext:value-type="string">
            <text:p>123456789</text:p>
          </table:table-cell>
          <table:table-cell table:formula="of:=IF([.Z4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4];&quot;&quot;);[.$B4];&quot;&quot;);[.$C4];&quot;&quot;);[.$D4];&quot;&quot;);[.$E4];&quot;&quot;);[.$F4];&quot;&quot;);[.$G4];&quot;&quot;);[.$H4];&quot;&quot;);[.$I4];&quot;&quot;);[.I5];&quot;&quot;);[.I6];&quot;&quot;);[.G5];&quot;&quot;);[.G6];&quot;&quot;))" office:value-type="string" office:string-value="123456789" calcext:value-type="string">
            <text:p>123456789</text:p>
          </table:table-cell>
          <table:table-cell table:formula="of:=IF([.AA4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4];&quot;&quot;);[.$B4];&quot;&quot;);[.$C4];&quot;&quot;);[.$D4];&quot;&quot;);[.$E4];&quot;&quot;);[.$F4];&quot;&quot;);[.$G4];&quot;&quot;);[.$H4];&quot;&quot;);[.$I4];&quot;&quot;);[.G5];&quot;&quot;);[.G6];&quot;&quot;);[.H5];&quot;&quot;);[.H6];&quot;&quot;))" office:value-type="string" office:string-value="123456789" calcext:value-type="string">
            <text:p>123456789</text:p>
          </table:table-cell>
          <table:table-cell table:style-name="ce59" table:formula="of:=ISNUMBER([.A4])" office:value-type="boolean" office:boolean-value="false" calcext:value-type="boolean">
            <text:p>FALSCH</text:p>
          </table:table-cell>
          <table:table-cell table:style-name="ce59" table:formula="of:=ISNUMBER([.B4])" office:value-type="boolean" office:boolean-value="false" calcext:value-type="boolean">
            <text:p>FALSCH</text:p>
          </table:table-cell>
          <table:table-cell table:style-name="ce59" table:formula="of:=ISNUMBER([.C4])" office:value-type="boolean" office:boolean-value="false" calcext:value-type="boolean">
            <text:p>FALSCH</text:p>
          </table:table-cell>
          <table:table-cell table:style-name="ce59" table:formula="of:=ISNUMBER([.D4])" office:value-type="boolean" office:boolean-value="false" calcext:value-type="boolean">
            <text:p>FALSCH</text:p>
          </table:table-cell>
          <table:table-cell table:style-name="ce59" table:formula="of:=ISNUMBER([.E4])" office:value-type="boolean" office:boolean-value="false" calcext:value-type="boolean">
            <text:p>FALSCH</text:p>
          </table:table-cell>
          <table:table-cell table:style-name="ce59" table:formula="of:=ISNUMBER([.F4])" office:value-type="boolean" office:boolean-value="false" calcext:value-type="boolean">
            <text:p>FALSCH</text:p>
          </table:table-cell>
          <table:table-cell table:style-name="ce59" table:formula="of:=ISNUMBER([.G4])" office:value-type="boolean" office:boolean-value="false" calcext:value-type="boolean">
            <text:p>FALSCH</text:p>
          </table:table-cell>
          <table:table-cell table:style-name="ce59" table:formula="of:=ISNUMBER([.H4])" office:value-type="boolean" office:boolean-value="false" calcext:value-type="boolean">
            <text:p>FALSCH</text:p>
          </table:table-cell>
          <table:table-cell table:style-name="ce59" table:formula="of:=ISNUMBER([.I4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6]" office:value-type="float" office:value="0" calcext:value-type="float">
            <text:p>0</text:p>
          </table:table-cell>
          <table:table-cell table:formula="of:=[Tabelle1.B6]" office:value-type="float" office:value="0" calcext:value-type="float">
            <text:p>0</text:p>
          </table:table-cell>
          <table:table-cell table:formula="of:=[Tabelle1.C6]" office:value-type="float" office:value="0" calcext:value-type="float">
            <text:p>0</text:p>
          </table:table-cell>
          <table:table-cell table:formula="of:=[Tabelle1.D6]" office:value-type="float" office:value="0" calcext:value-type="float">
            <text:p>0</text:p>
          </table:table-cell>
          <table:table-cell table:formula="of:=[Tabelle1.E6]" office:value-type="float" office:value="0" calcext:value-type="float">
            <text:p>0</text:p>
          </table:table-cell>
          <table:table-cell table:formula="of:=[Tabelle1.F6]" office:value-type="float" office:value="0" calcext:value-type="float">
            <text:p>0</text:p>
          </table:table-cell>
          <table:table-cell table:formula="of:=[Tabelle1.G6]" office:value-type="float" office:value="0" calcext:value-type="float">
            <text:p>0</text:p>
          </table:table-cell>
          <table:table-cell table:formula="of:=[Tabelle1.H6]" office:value-type="float" office:value="0" calcext:value-type="float">
            <text:p>0</text:p>
          </table:table-cell>
          <table:table-cell table:style-name="ce58" table:formula="of:=[Tabelle1.I6]" office:value-type="float" office:value="0" calcext:value-type="float">
            <text:p>0</text:p>
          </table:table-cell>
          <table:table-cell table:formula="of:=IF([.S5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5];&quot;&quot;);[.$B5];&quot;&quot;);[.$C5];&quot;&quot;);[.$D5];&quot;&quot;);[.$E5];&quot;&quot;);[.$F5];&quot;&quot;);[.$G5];&quot;&quot;);[.$H5];&quot;&quot;);[.$I5];&quot;&quot;);[.B6];&quot;&quot;);[.B4];&quot;&quot;);[.C6];&quot;&quot;);[.C4];&quot;&quot;))" office:value-type="string" office:string-value="123456789" calcext:value-type="string">
            <text:p>123456789</text:p>
          </table:table-cell>
          <table:table-cell table:formula="of:=IF([.T5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5];&quot;&quot;);[.$B5];&quot;&quot;);[.$C5];&quot;&quot;);[.$D5];&quot;&quot;);[.$E5];&quot;&quot;);[.$F5];&quot;&quot;);[.$G5];&quot;&quot;);[.$H5];&quot;&quot;);[.$I5];&quot;&quot;);[.C6];&quot;&quot;);[.C4];&quot;&quot;);[.A6];&quot;&quot;);[.A4];&quot;&quot;))" office:value-type="string" office:string-value="123456789" calcext:value-type="string">
            <text:p>123456789</text:p>
          </table:table-cell>
          <table:table-cell table:formula="of:=IF([.U5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5];&quot;&quot;);[.$B5];&quot;&quot;);[.$C5];&quot;&quot;);[.$D5];&quot;&quot;);[.$E5];&quot;&quot;);[.$F5];&quot;&quot;);[.$G5];&quot;&quot;);[.$H5];&quot;&quot;);[.$I5];&quot;&quot;);[.A6];&quot;&quot;);[.A4];&quot;&quot;);[.B6];&quot;&quot;);[.B4];&quot;&quot;))" office:value-type="string" office:string-value="123456789" calcext:value-type="string">
            <text:p>123456789</text:p>
          </table:table-cell>
          <table:table-cell table:formula="of:=IF([.V5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5];&quot;&quot;);[.$B5];&quot;&quot;);[.$C5];&quot;&quot;);[.$D5];&quot;&quot;);[.$E5];&quot;&quot;);[.$F5];&quot;&quot;);[.$G5];&quot;&quot;);[.$H5];&quot;&quot;);[.$I5];&quot;&quot;);[.E6];&quot;&quot;);[.E4];&quot;&quot;);[.F6];&quot;&quot;);[.F4];&quot;&quot;))" office:value-type="string" office:string-value="123456789" calcext:value-type="string">
            <text:p>123456789</text:p>
          </table:table-cell>
          <table:table-cell table:formula="of:=IF([.W5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5];&quot;&quot;);[.$B5];&quot;&quot;);[.$C5];&quot;&quot;);[.$D5];&quot;&quot;);[.$E5];&quot;&quot;);[.$F5];&quot;&quot;);[.$G5];&quot;&quot;);[.$H5];&quot;&quot;);[.$I5];&quot;&quot;);[.F6];&quot;&quot;);[.F4];&quot;&quot;);[.D6];&quot;&quot;);[.D4];&quot;&quot;))" office:value-type="string" office:string-value="123456789" calcext:value-type="string">
            <text:p>123456789</text:p>
          </table:table-cell>
          <table:table-cell table:formula="of:=IF([.X5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5];&quot;&quot;);[.$B5];&quot;&quot;);[.$C5];&quot;&quot;);[.$D5];&quot;&quot;);[.$E5];&quot;&quot;);[.$F5];&quot;&quot;);[.$G5];&quot;&quot;);[.$H5];&quot;&quot;);[.$I5];&quot;&quot;);[.D6];&quot;&quot;);[.D4];&quot;&quot;);[.E6];&quot;&quot;);[.E4];&quot;&quot;))" office:value-type="string" office:string-value="123456789" calcext:value-type="string">
            <text:p>123456789</text:p>
          </table:table-cell>
          <table:table-cell table:formula="of:=IF([.Y5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5];&quot;&quot;);[.$B5];&quot;&quot;);[.$C5];&quot;&quot;);[.$D5];&quot;&quot;);[.$E5];&quot;&quot;);[.$F5];&quot;&quot;);[.$G5];&quot;&quot;);[.$H5];&quot;&quot;);[.$I5];&quot;&quot;);[.H6];&quot;&quot;);[.H4];&quot;&quot;);[.I6];&quot;&quot;);[.I4];&quot;&quot;))" office:value-type="string" office:string-value="123456789" calcext:value-type="string">
            <text:p>123456789</text:p>
          </table:table-cell>
          <table:table-cell table:formula="of:=IF([.Z5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5];&quot;&quot;);[.$B5];&quot;&quot;);[.$C5];&quot;&quot;);[.$D5];&quot;&quot;);[.$E5];&quot;&quot;);[.$F5];&quot;&quot;);[.$G5];&quot;&quot;);[.$H5];&quot;&quot;);[.$I5];&quot;&quot;);[.I6];&quot;&quot;);[.I4];&quot;&quot;);[.G6];&quot;&quot;);[.G4];&quot;&quot;))" office:value-type="string" office:string-value="123456789" calcext:value-type="string">
            <text:p>123456789</text:p>
          </table:table-cell>
          <table:table-cell table:formula="of:=IF([.AA5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5];&quot;&quot;);[.$B5];&quot;&quot;);[.$C5];&quot;&quot;);[.$D5];&quot;&quot;);[.$E5];&quot;&quot;);[.$F5];&quot;&quot;);[.$G5];&quot;&quot;);[.$H5];&quot;&quot;);[.$I5];&quot;&quot;);[.G6];&quot;&quot;);[.G4];&quot;&quot;);[.H6];&quot;&quot;);[.H4];&quot;&quot;))" office:value-type="string" office:string-value="123456789" calcext:value-type="string">
            <text:p>123456789</text:p>
          </table:table-cell>
          <table:table-cell table:style-name="ce59" table:formula="of:=ISNUMBER([.A5])" office:value-type="boolean" office:boolean-value="false" calcext:value-type="boolean">
            <text:p>FALSCH</text:p>
          </table:table-cell>
          <table:table-cell table:style-name="ce59" table:formula="of:=ISNUMBER([.B5])" office:value-type="boolean" office:boolean-value="false" calcext:value-type="boolean">
            <text:p>FALSCH</text:p>
          </table:table-cell>
          <table:table-cell table:style-name="ce59" table:formula="of:=ISNUMBER([.C5])" office:value-type="boolean" office:boolean-value="false" calcext:value-type="boolean">
            <text:p>FALSCH</text:p>
          </table:table-cell>
          <table:table-cell table:style-name="ce59" table:formula="of:=ISNUMBER([.D5])" office:value-type="boolean" office:boolean-value="false" calcext:value-type="boolean">
            <text:p>FALSCH</text:p>
          </table:table-cell>
          <table:table-cell table:style-name="ce59" table:formula="of:=ISNUMBER([.E5])" office:value-type="boolean" office:boolean-value="false" calcext:value-type="boolean">
            <text:p>FALSCH</text:p>
          </table:table-cell>
          <table:table-cell table:style-name="ce59" table:formula="of:=ISNUMBER([.F5])" office:value-type="boolean" office:boolean-value="false" calcext:value-type="boolean">
            <text:p>FALSCH</text:p>
          </table:table-cell>
          <table:table-cell table:style-name="ce59" table:formula="of:=ISNUMBER([.G5])" office:value-type="boolean" office:boolean-value="false" calcext:value-type="boolean">
            <text:p>FALSCH</text:p>
          </table:table-cell>
          <table:table-cell table:style-name="ce59" table:formula="of:=ISNUMBER([.H5])" office:value-type="boolean" office:boolean-value="false" calcext:value-type="boolean">
            <text:p>FALSCH</text:p>
          </table:table-cell>
          <table:table-cell table:style-name="ce59" table:formula="of:=ISNUMBER([.I5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7]" office:value-type="float" office:value="0" calcext:value-type="float">
            <text:p>0</text:p>
          </table:table-cell>
          <table:table-cell table:formula="of:=[Tabelle1.B7]" office:value-type="float" office:value="0" calcext:value-type="float">
            <text:p>0</text:p>
          </table:table-cell>
          <table:table-cell table:formula="of:=[Tabelle1.C7]" office:value-type="float" office:value="0" calcext:value-type="float">
            <text:p>0</text:p>
          </table:table-cell>
          <table:table-cell table:formula="of:=[Tabelle1.D7]" office:value-type="float" office:value="0" calcext:value-type="float">
            <text:p>0</text:p>
          </table:table-cell>
          <table:table-cell table:formula="of:=[Tabelle1.E7]" office:value-type="float" office:value="0" calcext:value-type="float">
            <text:p>0</text:p>
          </table:table-cell>
          <table:table-cell table:formula="of:=[Tabelle1.F7]" office:value-type="float" office:value="0" calcext:value-type="float">
            <text:p>0</text:p>
          </table:table-cell>
          <table:table-cell table:formula="of:=[Tabelle1.G7]" office:value-type="float" office:value="0" calcext:value-type="float">
            <text:p>0</text:p>
          </table:table-cell>
          <table:table-cell table:formula="of:=[Tabelle1.H7]" office:value-type="float" office:value="0" calcext:value-type="float">
            <text:p>0</text:p>
          </table:table-cell>
          <table:table-cell table:formula="of:=[Tabelle1.I7]" office:value-type="float" office:value="0" calcext:value-type="float">
            <text:p>0</text:p>
          </table:table-cell>
          <table:table-cell table:formula="of:=IF([.S6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6];&quot;&quot;);[.$B6];&quot;&quot;);[.$C6];&quot;&quot;);[.$D6];&quot;&quot;);[.$E6];&quot;&quot;);[.$F6];&quot;&quot;);[.$G6];&quot;&quot;);[.$H6];&quot;&quot;);[.$I6];&quot;&quot;);[.B4];&quot;&quot;);[.B5];&quot;&quot;);[.C4];&quot;&quot;);[.C5];&quot;&quot;))" office:value-type="string" office:string-value="123456789" calcext:value-type="string">
            <text:p>123456789</text:p>
          </table:table-cell>
          <table:table-cell table:formula="of:=IF([.T6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6];&quot;&quot;);[.$B6];&quot;&quot;);[.$C6];&quot;&quot;);[.$D6];&quot;&quot;);[.$E6];&quot;&quot;);[.$F6];&quot;&quot;);[.$G6];&quot;&quot;);[.$H6];&quot;&quot;);[.$I6];&quot;&quot;);[.C4];&quot;&quot;);[.C5];&quot;&quot;);[.A4];&quot;&quot;);[.A5];&quot;&quot;))" office:value-type="string" office:string-value="123456789" calcext:value-type="string">
            <text:p>123456789</text:p>
          </table:table-cell>
          <table:table-cell table:formula="of:=IF([.U6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6];&quot;&quot;);[.$B6];&quot;&quot;);[.$C6];&quot;&quot;);[.$D6];&quot;&quot;);[.$E6];&quot;&quot;);[.$F6];&quot;&quot;);[.$G6];&quot;&quot;);[.$H6];&quot;&quot;);[.$I6];&quot;&quot;);[.A4];&quot;&quot;);[.A5];&quot;&quot;);[.B4];&quot;&quot;);[.B5];&quot;&quot;))" office:value-type="string" office:string-value="123456789" calcext:value-type="string">
            <text:p>123456789</text:p>
          </table:table-cell>
          <table:table-cell table:formula="of:=IF([.V6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6];&quot;&quot;);[.$B6];&quot;&quot;);[.$C6];&quot;&quot;);[.$D6];&quot;&quot;);[.$E6];&quot;&quot;);[.$F6];&quot;&quot;);[.$G6];&quot;&quot;);[.$H6];&quot;&quot;);[.$I6];&quot;&quot;);[.E4];&quot;&quot;);[.E5];&quot;&quot;);[.F4];&quot;&quot;);[.F5];&quot;&quot;))" office:value-type="string" office:string-value="123456789" calcext:value-type="string">
            <text:p>123456789</text:p>
          </table:table-cell>
          <table:table-cell table:formula="of:=IF([.W6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6];&quot;&quot;);[.$B6];&quot;&quot;);[.$C6];&quot;&quot;);[.$D6];&quot;&quot;);[.$E6];&quot;&quot;);[.$F6];&quot;&quot;);[.$G6];&quot;&quot;);[.$H6];&quot;&quot;);[.$I6];&quot;&quot;);[.F4];&quot;&quot;);[.F5];&quot;&quot;);[.D4];&quot;&quot;);[.D5];&quot;&quot;))" office:value-type="string" office:string-value="123456789" calcext:value-type="string">
            <text:p>123456789</text:p>
          </table:table-cell>
          <table:table-cell table:formula="of:=IF([.X6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6];&quot;&quot;);[.$B6];&quot;&quot;);[.$C6];&quot;&quot;);[.$D6];&quot;&quot;);[.$E6];&quot;&quot;);[.$F6];&quot;&quot;);[.$G6];&quot;&quot;);[.$H6];&quot;&quot;);[.$I6];&quot;&quot;);[.D4];&quot;&quot;);[.D5];&quot;&quot;);[.E4];&quot;&quot;);[.E5];&quot;&quot;))" office:value-type="string" office:string-value="123456789" calcext:value-type="string">
            <text:p>123456789</text:p>
          </table:table-cell>
          <table:table-cell table:formula="of:=IF([.Y6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6];&quot;&quot;);[.$B6];&quot;&quot;);[.$C6];&quot;&quot;);[.$D6];&quot;&quot;);[.$E6];&quot;&quot;);[.$F6];&quot;&quot;);[.$G6];&quot;&quot;);[.$H6];&quot;&quot;);[.$I6];&quot;&quot;);[.H4];&quot;&quot;);[.H5];&quot;&quot;);[.I4];&quot;&quot;);[.I5];&quot;&quot;))" office:value-type="string" office:string-value="123456789" calcext:value-type="string">
            <text:p>123456789</text:p>
          </table:table-cell>
          <table:table-cell table:formula="of:=IF([.Z6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6];&quot;&quot;);[.$B6];&quot;&quot;);[.$C6];&quot;&quot;);[.$D6];&quot;&quot;);[.$E6];&quot;&quot;);[.$F6];&quot;&quot;);[.$G6];&quot;&quot;);[.$H6];&quot;&quot;);[.$I6];&quot;&quot;);[.I4];&quot;&quot;);[.I5];&quot;&quot;);[.G4];&quot;&quot;);[.G5];&quot;&quot;))" office:value-type="string" office:string-value="123456789" calcext:value-type="string">
            <text:p>123456789</text:p>
          </table:table-cell>
          <table:table-cell table:formula="of:=IF([.AA6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6];&quot;&quot;);[.$B6];&quot;&quot;);[.$C6];&quot;&quot;);[.$D6];&quot;&quot;);[.$E6];&quot;&quot;);[.$F6];&quot;&quot;);[.$G6];&quot;&quot;);[.$H6];&quot;&quot;);[.$I6];&quot;&quot;);[.G4];&quot;&quot;);[.G5];&quot;&quot;);[.H4];&quot;&quot;);[.H5];&quot;&quot;))" office:value-type="string" office:string-value="123456789" calcext:value-type="string">
            <text:p>123456789</text:p>
          </table:table-cell>
          <table:table-cell table:style-name="ce59" table:formula="of:=ISNUMBER([.A6])" office:value-type="boolean" office:boolean-value="false" calcext:value-type="boolean">
            <text:p>FALSCH</text:p>
          </table:table-cell>
          <table:table-cell table:style-name="ce59" table:formula="of:=ISNUMBER([.B6])" office:value-type="boolean" office:boolean-value="false" calcext:value-type="boolean">
            <text:p>FALSCH</text:p>
          </table:table-cell>
          <table:table-cell table:style-name="ce59" table:formula="of:=ISNUMBER([.C6])" office:value-type="boolean" office:boolean-value="false" calcext:value-type="boolean">
            <text:p>FALSCH</text:p>
          </table:table-cell>
          <table:table-cell table:style-name="ce59" table:formula="of:=ISNUMBER([.D6])" office:value-type="boolean" office:boolean-value="false" calcext:value-type="boolean">
            <text:p>FALSCH</text:p>
          </table:table-cell>
          <table:table-cell table:style-name="ce59" table:formula="of:=ISNUMBER([.E6])" office:value-type="boolean" office:boolean-value="false" calcext:value-type="boolean">
            <text:p>FALSCH</text:p>
          </table:table-cell>
          <table:table-cell table:style-name="ce59" table:formula="of:=ISNUMBER([.F6])" office:value-type="boolean" office:boolean-value="false" calcext:value-type="boolean">
            <text:p>FALSCH</text:p>
          </table:table-cell>
          <table:table-cell table:style-name="ce59" table:formula="of:=ISNUMBER([.G6])" office:value-type="boolean" office:boolean-value="false" calcext:value-type="boolean">
            <text:p>FALSCH</text:p>
          </table:table-cell>
          <table:table-cell table:style-name="ce59" table:formula="of:=ISNUMBER([.H6])" office:value-type="boolean" office:boolean-value="false" calcext:value-type="boolean">
            <text:p>FALSCH</text:p>
          </table:table-cell>
          <table:table-cell table:style-name="ce59" table:formula="of:=ISNUMBER([.I6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8]" office:value-type="float" office:value="0" calcext:value-type="float">
            <text:p>0</text:p>
          </table:table-cell>
          <table:table-cell table:formula="of:=[Tabelle1.B8]" office:value-type="float" office:value="0" calcext:value-type="float">
            <text:p>0</text:p>
          </table:table-cell>
          <table:table-cell table:formula="of:=[Tabelle1.C8]" office:value-type="float" office:value="0" calcext:value-type="float">
            <text:p>0</text:p>
          </table:table-cell>
          <table:table-cell table:formula="of:=[Tabelle1.D8]" office:value-type="float" office:value="0" calcext:value-type="float">
            <text:p>0</text:p>
          </table:table-cell>
          <table:table-cell table:formula="of:=[Tabelle1.E8]" office:value-type="float" office:value="0" calcext:value-type="float">
            <text:p>0</text:p>
          </table:table-cell>
          <table:table-cell table:formula="of:=[Tabelle1.F8]" office:value-type="float" office:value="0" calcext:value-type="float">
            <text:p>0</text:p>
          </table:table-cell>
          <table:table-cell table:formula="of:=[Tabelle1.G8]" office:value-type="float" office:value="0" calcext:value-type="float">
            <text:p>0</text:p>
          </table:table-cell>
          <table:table-cell table:formula="of:=[Tabelle1.H8]" office:value-type="float" office:value="0" calcext:value-type="float">
            <text:p>0</text:p>
          </table:table-cell>
          <table:table-cell table:formula="of:=[Tabelle1.I8]" office:value-type="float" office:value="0" calcext:value-type="float">
            <text:p>0</text:p>
          </table:table-cell>
          <table:table-cell table:formula="of:=IF([.S7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7];&quot;&quot;);[.$B7];&quot;&quot;);[.$C7];&quot;&quot;);[.$D7];&quot;&quot;);[.$E7];&quot;&quot;);[.$F7];&quot;&quot;);[.$G7];&quot;&quot;);[.$H7];&quot;&quot;);[.$I7];&quot;&quot;);[.B8];&quot;&quot;);[.B9];&quot;&quot;);[.C8];&quot;&quot;);[.C9];&quot;&quot;))" office:value-type="string" office:string-value="123456789" calcext:value-type="string">
            <text:p>123456789</text:p>
          </table:table-cell>
          <table:table-cell table:formula="of:=IF([.T7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7];&quot;&quot;);[.$B7];&quot;&quot;);[.$C7];&quot;&quot;);[.$D7];&quot;&quot;);[.$E7];&quot;&quot;);[.$F7];&quot;&quot;);[.$G7];&quot;&quot;);[.$H7];&quot;&quot;);[.$I7];&quot;&quot;);[.C8];&quot;&quot;);[.C9];&quot;&quot;);[.A8];&quot;&quot;);[.A9];&quot;&quot;))" office:value-type="string" office:string-value="123456789" calcext:value-type="string">
            <text:p>123456789</text:p>
          </table:table-cell>
          <table:table-cell table:formula="of:=IF([.U7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7];&quot;&quot;);[.$B7];&quot;&quot;);[.$C7];&quot;&quot;);[.$D7];&quot;&quot;);[.$E7];&quot;&quot;);[.$F7];&quot;&quot;);[.$G7];&quot;&quot;);[.$H7];&quot;&quot;);[.$I7];&quot;&quot;);[.A8];&quot;&quot;);[.A9];&quot;&quot;);[.B8];&quot;&quot;);[.B9];&quot;&quot;))" office:value-type="string" office:string-value="123456789" calcext:value-type="string">
            <text:p>123456789</text:p>
          </table:table-cell>
          <table:table-cell table:formula="of:=IF([.V7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7];&quot;&quot;);[.$B7];&quot;&quot;);[.$C7];&quot;&quot;);[.$D7];&quot;&quot;);[.$E7];&quot;&quot;);[.$F7];&quot;&quot;);[.$G7];&quot;&quot;);[.$H7];&quot;&quot;);[.$I7];&quot;&quot;);[.E8];&quot;&quot;);[.E9];&quot;&quot;);[.F8];&quot;&quot;);[.F9];&quot;&quot;))" office:value-type="string" office:string-value="123456789" calcext:value-type="string">
            <text:p>123456789</text:p>
          </table:table-cell>
          <table:table-cell table:formula="of:=IF([.W7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7];&quot;&quot;);[.$B7];&quot;&quot;);[.$C7];&quot;&quot;);[.$D7];&quot;&quot;);[.$E7];&quot;&quot;);[.$F7];&quot;&quot;);[.$G7];&quot;&quot;);[.$H7];&quot;&quot;);[.$I7];&quot;&quot;);[.F8];&quot;&quot;);[.F9];&quot;&quot;);[.D8];&quot;&quot;);[.D9];&quot;&quot;))" office:value-type="string" office:string-value="123456789" calcext:value-type="string">
            <text:p>123456789</text:p>
          </table:table-cell>
          <table:table-cell table:formula="of:=IF([.X7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7];&quot;&quot;);[.$B7];&quot;&quot;);[.$C7];&quot;&quot;);[.$D7];&quot;&quot;);[.$E7];&quot;&quot;);[.$F7];&quot;&quot;);[.$G7];&quot;&quot;);[.$H7];&quot;&quot;);[.$I7];&quot;&quot;);[.D8];&quot;&quot;);[.D9];&quot;&quot;);[.E8];&quot;&quot;);[.E9];&quot;&quot;))" office:value-type="string" office:string-value="123456789" calcext:value-type="string">
            <text:p>123456789</text:p>
          </table:table-cell>
          <table:table-cell table:formula="of:=IF([.Y7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7];&quot;&quot;);[.$B7];&quot;&quot;);[.$C7];&quot;&quot;);[.$D7];&quot;&quot;);[.$E7];&quot;&quot;);[.$F7];&quot;&quot;);[.$G7];&quot;&quot;);[.$H7];&quot;&quot;);[.$I7];&quot;&quot;);[.H8];&quot;&quot;);[.H9];&quot;&quot;);[.I8];&quot;&quot;);[.I9];&quot;&quot;))" office:value-type="string" office:string-value="123456789" calcext:value-type="string">
            <text:p>123456789</text:p>
          </table:table-cell>
          <table:table-cell table:formula="of:=IF([.Z7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7];&quot;&quot;);[.$B7];&quot;&quot;);[.$C7];&quot;&quot;);[.$D7];&quot;&quot;);[.$E7];&quot;&quot;);[.$F7];&quot;&quot;);[.$G7];&quot;&quot;);[.$H7];&quot;&quot;);[.$I7];&quot;&quot;);[.I8];&quot;&quot;);[.I9];&quot;&quot;);[.G8];&quot;&quot;);[.G9];&quot;&quot;))" office:value-type="string" office:string-value="123456789" calcext:value-type="string">
            <text:p>123456789</text:p>
          </table:table-cell>
          <table:table-cell table:formula="of:=IF([.AA7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7];&quot;&quot;);[.$B7];&quot;&quot;);[.$C7];&quot;&quot;);[.$D7];&quot;&quot;);[.$E7];&quot;&quot;);[.$F7];&quot;&quot;);[.$G7];&quot;&quot;);[.$H7];&quot;&quot;);[.$I7];&quot;&quot;);[.G8];&quot;&quot;);[.G9];&quot;&quot;);[.H8];&quot;&quot;);[.H9];&quot;&quot;))" office:value-type="string" office:string-value="123456789" calcext:value-type="string">
            <text:p>123456789</text:p>
          </table:table-cell>
          <table:table-cell table:style-name="ce59" table:formula="of:=ISNUMBER([.A7])" office:value-type="boolean" office:boolean-value="false" calcext:value-type="boolean">
            <text:p>FALSCH</text:p>
          </table:table-cell>
          <table:table-cell table:style-name="ce59" table:formula="of:=ISNUMBER([.B7])" office:value-type="boolean" office:boolean-value="false" calcext:value-type="boolean">
            <text:p>FALSCH</text:p>
          </table:table-cell>
          <table:table-cell table:style-name="ce59" table:formula="of:=ISNUMBER([.C7])" office:value-type="boolean" office:boolean-value="false" calcext:value-type="boolean">
            <text:p>FALSCH</text:p>
          </table:table-cell>
          <table:table-cell table:style-name="ce59" table:formula="of:=ISNUMBER([.D7])" office:value-type="boolean" office:boolean-value="false" calcext:value-type="boolean">
            <text:p>FALSCH</text:p>
          </table:table-cell>
          <table:table-cell table:style-name="ce59" table:formula="of:=ISNUMBER([.E7])" office:value-type="boolean" office:boolean-value="false" calcext:value-type="boolean">
            <text:p>FALSCH</text:p>
          </table:table-cell>
          <table:table-cell table:style-name="ce59" table:formula="of:=ISNUMBER([.F7])" office:value-type="boolean" office:boolean-value="false" calcext:value-type="boolean">
            <text:p>FALSCH</text:p>
          </table:table-cell>
          <table:table-cell table:style-name="ce59" table:formula="of:=ISNUMBER([.G7])" office:value-type="boolean" office:boolean-value="false" calcext:value-type="boolean">
            <text:p>FALSCH</text:p>
          </table:table-cell>
          <table:table-cell table:style-name="ce59" table:formula="of:=ISNUMBER([.H7])" office:value-type="boolean" office:boolean-value="false" calcext:value-type="boolean">
            <text:p>FALSCH</text:p>
          </table:table-cell>
          <table:table-cell table:style-name="ce59" table:formula="of:=ISNUMBER([.I7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9]" office:value-type="float" office:value="0" calcext:value-type="float">
            <text:p>0</text:p>
          </table:table-cell>
          <table:table-cell table:formula="of:=[Tabelle1.B9]" office:value-type="float" office:value="0" calcext:value-type="float">
            <text:p>0</text:p>
          </table:table-cell>
          <table:table-cell table:formula="of:=[Tabelle1.C9]" office:value-type="float" office:value="0" calcext:value-type="float">
            <text:p>0</text:p>
          </table:table-cell>
          <table:table-cell table:formula="of:=[Tabelle1.D9]" office:value-type="float" office:value="0" calcext:value-type="float">
            <text:p>0</text:p>
          </table:table-cell>
          <table:table-cell table:formula="of:=[Tabelle1.E9]" office:value-type="float" office:value="0" calcext:value-type="float">
            <text:p>0</text:p>
          </table:table-cell>
          <table:table-cell table:formula="of:=[Tabelle1.F9]" office:value-type="float" office:value="0" calcext:value-type="float">
            <text:p>0</text:p>
          </table:table-cell>
          <table:table-cell table:formula="of:=[Tabelle1.G9]" office:value-type="float" office:value="0" calcext:value-type="float">
            <text:p>0</text:p>
          </table:table-cell>
          <table:table-cell table:formula="of:=[Tabelle1.H9]" office:value-type="float" office:value="0" calcext:value-type="float">
            <text:p>0</text:p>
          </table:table-cell>
          <table:table-cell table:formula="of:=[Tabelle1.I9]" office:value-type="float" office:value="0" calcext:value-type="float">
            <text:p>0</text:p>
          </table:table-cell>
          <table:table-cell table:formula="of:=IF([.S8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8];&quot;&quot;);[.$B8];&quot;&quot;);[.$C8];&quot;&quot;);[.$D8];&quot;&quot;);[.$E8];&quot;&quot;);[.$F8];&quot;&quot;);[.$G8];&quot;&quot;);[.$H8];&quot;&quot;);[.$I8];&quot;&quot;);[.B9];&quot;&quot;);[.B7];&quot;&quot;);[.C9];&quot;&quot;);[.C7];&quot;&quot;))" office:value-type="string" office:string-value="123456789" calcext:value-type="string">
            <text:p>123456789</text:p>
          </table:table-cell>
          <table:table-cell table:formula="of:=IF([.T8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8];&quot;&quot;);[.$B8];&quot;&quot;);[.$C8];&quot;&quot;);[.$D8];&quot;&quot;);[.$E8];&quot;&quot;);[.$F8];&quot;&quot;);[.$G8];&quot;&quot;);[.$H8];&quot;&quot;);[.$I8];&quot;&quot;);[.C9];&quot;&quot;);[.C7];&quot;&quot;);[.A9];&quot;&quot;);[.A7];&quot;&quot;))" office:value-type="string" office:string-value="123456789" calcext:value-type="string">
            <text:p>123456789</text:p>
          </table:table-cell>
          <table:table-cell table:formula="of:=IF([.U8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8];&quot;&quot;);[.$B8];&quot;&quot;);[.$C8];&quot;&quot;);[.$D8];&quot;&quot;);[.$E8];&quot;&quot;);[.$F8];&quot;&quot;);[.$G8];&quot;&quot;);[.$H8];&quot;&quot;);[.$I8];&quot;&quot;);[.A9];&quot;&quot;);[.A7];&quot;&quot;);[.B9];&quot;&quot;);[.B7];&quot;&quot;))" office:value-type="string" office:string-value="123456789" calcext:value-type="string">
            <text:p>123456789</text:p>
          </table:table-cell>
          <table:table-cell table:formula="of:=IF([.V8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8];&quot;&quot;);[.$B8];&quot;&quot;);[.$C8];&quot;&quot;);[.$D8];&quot;&quot;);[.$E8];&quot;&quot;);[.$F8];&quot;&quot;);[.$G8];&quot;&quot;);[.$H8];&quot;&quot;);[.$I8];&quot;&quot;);[.E9];&quot;&quot;);[.E7];&quot;&quot;);[.F9];&quot;&quot;);[.F7];&quot;&quot;))" office:value-type="string" office:string-value="123456789" calcext:value-type="string">
            <text:p>123456789</text:p>
          </table:table-cell>
          <table:table-cell table:formula="of:=IF([.W8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8];&quot;&quot;);[.$B8];&quot;&quot;);[.$C8];&quot;&quot;);[.$D8];&quot;&quot;);[.$E8];&quot;&quot;);[.$F8];&quot;&quot;);[.$G8];&quot;&quot;);[.$H8];&quot;&quot;);[.$I8];&quot;&quot;);[.F9];&quot;&quot;);[.F7];&quot;&quot;);[.D9];&quot;&quot;);[.D7];&quot;&quot;))" office:value-type="string" office:string-value="123456789" calcext:value-type="string">
            <text:p>123456789</text:p>
          </table:table-cell>
          <table:table-cell table:formula="of:=IF([.X8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8];&quot;&quot;);[.$B8];&quot;&quot;);[.$C8];&quot;&quot;);[.$D8];&quot;&quot;);[.$E8];&quot;&quot;);[.$F8];&quot;&quot;);[.$G8];&quot;&quot;);[.$H8];&quot;&quot;);[.$I8];&quot;&quot;);[.D9];&quot;&quot;);[.D7];&quot;&quot;);[.E9];&quot;&quot;);[.E7];&quot;&quot;))" office:value-type="string" office:string-value="123456789" calcext:value-type="string">
            <text:p>123456789</text:p>
          </table:table-cell>
          <table:table-cell table:formula="of:=IF([.Y8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8];&quot;&quot;);[.$B8];&quot;&quot;);[.$C8];&quot;&quot;);[.$D8];&quot;&quot;);[.$E8];&quot;&quot;);[.$F8];&quot;&quot;);[.$G8];&quot;&quot;);[.$H8];&quot;&quot;);[.$I8];&quot;&quot;);[.H9];&quot;&quot;);[.H7];&quot;&quot;);[.I9];&quot;&quot;);[.I7];&quot;&quot;))" office:value-type="string" office:string-value="123456789" calcext:value-type="string">
            <text:p>123456789</text:p>
          </table:table-cell>
          <table:table-cell table:formula="of:=IF([.Z8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8];&quot;&quot;);[.$B8];&quot;&quot;);[.$C8];&quot;&quot;);[.$D8];&quot;&quot;);[.$E8];&quot;&quot;);[.$F8];&quot;&quot;);[.$G8];&quot;&quot;);[.$H8];&quot;&quot;);[.$I8];&quot;&quot;);[.I9];&quot;&quot;);[.I7];&quot;&quot;);[.G9];&quot;&quot;);[.G7];&quot;&quot;))" office:value-type="string" office:string-value="123456789" calcext:value-type="string">
            <text:p>123456789</text:p>
          </table:table-cell>
          <table:table-cell table:formula="of:=IF([.AA8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8];&quot;&quot;);[.$B8];&quot;&quot;);[.$C8];&quot;&quot;);[.$D8];&quot;&quot;);[.$E8];&quot;&quot;);[.$F8];&quot;&quot;);[.$G8];&quot;&quot;);[.$H8];&quot;&quot;);[.$I8];&quot;&quot;);[.G9];&quot;&quot;);[.G7];&quot;&quot;);[.H9];&quot;&quot;);[.H7];&quot;&quot;))" office:value-type="string" office:string-value="123456789" calcext:value-type="string">
            <text:p>123456789</text:p>
          </table:table-cell>
          <table:table-cell table:style-name="ce59" table:formula="of:=ISNUMBER([.A8])" office:value-type="boolean" office:boolean-value="false" calcext:value-type="boolean">
            <text:p>FALSCH</text:p>
          </table:table-cell>
          <table:table-cell table:style-name="ce59" table:formula="of:=ISNUMBER([.B8])" office:value-type="boolean" office:boolean-value="false" calcext:value-type="boolean">
            <text:p>FALSCH</text:p>
          </table:table-cell>
          <table:table-cell table:style-name="ce59" table:formula="of:=ISNUMBER([.C8])" office:value-type="boolean" office:boolean-value="false" calcext:value-type="boolean">
            <text:p>FALSCH</text:p>
          </table:table-cell>
          <table:table-cell table:style-name="ce59" table:formula="of:=ISNUMBER([.D8])" office:value-type="boolean" office:boolean-value="false" calcext:value-type="boolean">
            <text:p>FALSCH</text:p>
          </table:table-cell>
          <table:table-cell table:style-name="ce59" table:formula="of:=ISNUMBER([.E8])" office:value-type="boolean" office:boolean-value="false" calcext:value-type="boolean">
            <text:p>FALSCH</text:p>
          </table:table-cell>
          <table:table-cell table:style-name="ce59" table:formula="of:=ISNUMBER([.F8])" office:value-type="boolean" office:boolean-value="false" calcext:value-type="boolean">
            <text:p>FALSCH</text:p>
          </table:table-cell>
          <table:table-cell table:style-name="ce59" table:formula="of:=ISNUMBER([.G8])" office:value-type="boolean" office:boolean-value="false" calcext:value-type="boolean">
            <text:p>FALSCH</text:p>
          </table:table-cell>
          <table:table-cell table:style-name="ce59" table:formula="of:=ISNUMBER([.H8])" office:value-type="boolean" office:boolean-value="false" calcext:value-type="boolean">
            <text:p>FALSCH</text:p>
          </table:table-cell>
          <table:table-cell table:style-name="ce59" table:formula="of:=ISNUMBER([.I8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formula="of:=[Tabelle1.A10]" office:value-type="float" office:value="0" calcext:value-type="float">
            <text:p>0</text:p>
          </table:table-cell>
          <table:table-cell table:formula="of:=[Tabelle1.B10]" office:value-type="float" office:value="0" calcext:value-type="float">
            <text:p>0</text:p>
          </table:table-cell>
          <table:table-cell table:formula="of:=[Tabelle1.C10]" office:value-type="float" office:value="0" calcext:value-type="float">
            <text:p>0</text:p>
          </table:table-cell>
          <table:table-cell table:formula="of:=[Tabelle1.D10]" office:value-type="float" office:value="0" calcext:value-type="float">
            <text:p>0</text:p>
          </table:table-cell>
          <table:table-cell table:formula="of:=[Tabelle1.E10]" office:value-type="float" office:value="0" calcext:value-type="float">
            <text:p>0</text:p>
          </table:table-cell>
          <table:table-cell table:formula="of:=[Tabelle1.F10]" office:value-type="float" office:value="0" calcext:value-type="float">
            <text:p>0</text:p>
          </table:table-cell>
          <table:table-cell table:formula="of:=[Tabelle1.G10]" office:value-type="float" office:value="0" calcext:value-type="float">
            <text:p>0</text:p>
          </table:table-cell>
          <table:table-cell table:formula="of:=[Tabelle1.H10]" office:value-type="float" office:value="0" calcext:value-type="float">
            <text:p>0</text:p>
          </table:table-cell>
          <table:table-cell table:formula="of:=[Tabelle1.I10]" office:value-type="float" office:value="0" calcext:value-type="float">
            <text:p>0</text:p>
          </table:table-cell>
          <table:table-cell table:formula="of:=IF([.S9];&quot;&quot;;SUBSTITUTE(SUBSTITUTE(SUBSTITUTE(SUBSTITUTE(SUBSTITUTE(SUBSTITUTE(SUBSTITUTE(SUBSTITUTE(SUBSTITUTE(SUBSTITUTE(SUBSTITUTE(SUBSTITUTE(SUBSTITUTE(SUBSTITUTE(SUBSTITUTE(SUBSTITUTE(SUBSTITUTE(SUBSTITUTE(SUBSTITUTE(SUBSTITUTE(SUBSTITUTE(SUBSTITUTE(123456789;[.A$1];&quot;&quot;);[.A$2];&quot;&quot;);[.A$3];&quot;&quot;);[.A$4];&quot;&quot;);[.A$5];&quot;&quot;);[.A$6];&quot;&quot;);[.A$7];&quot;&quot;);[.A$8];&quot;&quot;);[.A$9];&quot;&quot;);[.$A9];&quot;&quot;);[.$B9];&quot;&quot;);[.$C9];&quot;&quot;);[.$D9];&quot;&quot;);[.$E9];&quot;&quot;);[.$F9];&quot;&quot;);[.$G9];&quot;&quot;);[.$H9];&quot;&quot;);[.$I9];&quot;&quot;);[.B7];&quot;&quot;);[.B8];&quot;&quot;);[.C7];&quot;&quot;);[.C8];&quot;&quot;))" office:value-type="string" office:string-value="123456789" calcext:value-type="string">
            <text:p>123456789</text:p>
          </table:table-cell>
          <table:table-cell table:formula="of:=IF([.T9];&quot;&quot;;SUBSTITUTE(SUBSTITUTE(SUBSTITUTE(SUBSTITUTE(SUBSTITUTE(SUBSTITUTE(SUBSTITUTE(SUBSTITUTE(SUBSTITUTE(SUBSTITUTE(SUBSTITUTE(SUBSTITUTE(SUBSTITUTE(SUBSTITUTE(SUBSTITUTE(SUBSTITUTE(SUBSTITUTE(SUBSTITUTE(SUBSTITUTE(SUBSTITUTE(SUBSTITUTE(SUBSTITUTE(123456789;[.B$1];&quot;&quot;);[.B$2];&quot;&quot;);[.B$3];&quot;&quot;);[.B$4];&quot;&quot;);[.B$5];&quot;&quot;);[.B$6];&quot;&quot;);[.B$7];&quot;&quot;);[.B$8];&quot;&quot;);[.B$9];&quot;&quot;);[.$A9];&quot;&quot;);[.$B9];&quot;&quot;);[.$C9];&quot;&quot;);[.$D9];&quot;&quot;);[.$E9];&quot;&quot;);[.$F9];&quot;&quot;);[.$G9];&quot;&quot;);[.$H9];&quot;&quot;);[.$I9];&quot;&quot;);[.C7];&quot;&quot;);[.C8];&quot;&quot;);[.A7];&quot;&quot;);[.A8];&quot;&quot;))" office:value-type="string" office:string-value="123456789" calcext:value-type="string">
            <text:p>123456789</text:p>
          </table:table-cell>
          <table:table-cell table:formula="of:=IF([.U9];&quot;&quot;;SUBSTITUTE(SUBSTITUTE(SUBSTITUTE(SUBSTITUTE(SUBSTITUTE(SUBSTITUTE(SUBSTITUTE(SUBSTITUTE(SUBSTITUTE(SUBSTITUTE(SUBSTITUTE(SUBSTITUTE(SUBSTITUTE(SUBSTITUTE(SUBSTITUTE(SUBSTITUTE(SUBSTITUTE(SUBSTITUTE(SUBSTITUTE(SUBSTITUTE(SUBSTITUTE(SUBSTITUTE(123456789;[.C$1];&quot;&quot;);[.C$2];&quot;&quot;);[.C$3];&quot;&quot;);[.C$4];&quot;&quot;);[.C$5];&quot;&quot;);[.C$6];&quot;&quot;);[.C$7];&quot;&quot;);[.C$8];&quot;&quot;);[.C$9];&quot;&quot;);[.$A9];&quot;&quot;);[.$B9];&quot;&quot;);[.$C9];&quot;&quot;);[.$D9];&quot;&quot;);[.$E9];&quot;&quot;);[.$F9];&quot;&quot;);[.$G9];&quot;&quot;);[.$H9];&quot;&quot;);[.$I9];&quot;&quot;);[.A7];&quot;&quot;);[.A8];&quot;&quot;);[.B7];&quot;&quot;);[.B8];&quot;&quot;))" office:value-type="string" office:string-value="123456789" calcext:value-type="string">
            <text:p>123456789</text:p>
          </table:table-cell>
          <table:table-cell table:formula="of:=IF([.V9];&quot;&quot;;SUBSTITUTE(SUBSTITUTE(SUBSTITUTE(SUBSTITUTE(SUBSTITUTE(SUBSTITUTE(SUBSTITUTE(SUBSTITUTE(SUBSTITUTE(SUBSTITUTE(SUBSTITUTE(SUBSTITUTE(SUBSTITUTE(SUBSTITUTE(SUBSTITUTE(SUBSTITUTE(SUBSTITUTE(SUBSTITUTE(SUBSTITUTE(SUBSTITUTE(SUBSTITUTE(SUBSTITUTE(123456789;[.D$1];&quot;&quot;);[.D$2];&quot;&quot;);[.D$3];&quot;&quot;);[.D$4];&quot;&quot;);[.D$5];&quot;&quot;);[.D$6];&quot;&quot;);[.D$7];&quot;&quot;);[.D$8];&quot;&quot;);[.D$9];&quot;&quot;);[.$A9];&quot;&quot;);[.$B9];&quot;&quot;);[.$C9];&quot;&quot;);[.$D9];&quot;&quot;);[.$E9];&quot;&quot;);[.$F9];&quot;&quot;);[.$G9];&quot;&quot;);[.$H9];&quot;&quot;);[.$I9];&quot;&quot;);[.E7];&quot;&quot;);[.E8];&quot;&quot;);[.F7];&quot;&quot;);[.F8];&quot;&quot;))" office:value-type="string" office:string-value="123456789" calcext:value-type="string">
            <text:p>123456789</text:p>
          </table:table-cell>
          <table:table-cell table:formula="of:=IF([.W9];&quot;&quot;;SUBSTITUTE(SUBSTITUTE(SUBSTITUTE(SUBSTITUTE(SUBSTITUTE(SUBSTITUTE(SUBSTITUTE(SUBSTITUTE(SUBSTITUTE(SUBSTITUTE(SUBSTITUTE(SUBSTITUTE(SUBSTITUTE(SUBSTITUTE(SUBSTITUTE(SUBSTITUTE(SUBSTITUTE(SUBSTITUTE(SUBSTITUTE(SUBSTITUTE(SUBSTITUTE(SUBSTITUTE(123456789;[.E$1];&quot;&quot;);[.E$2];&quot;&quot;);[.E$3];&quot;&quot;);[.E$4];&quot;&quot;);[.E$5];&quot;&quot;);[.E$6];&quot;&quot;);[.E$7];&quot;&quot;);[.E$8];&quot;&quot;);[.E$9];&quot;&quot;);[.$A9];&quot;&quot;);[.$B9];&quot;&quot;);[.$C9];&quot;&quot;);[.$D9];&quot;&quot;);[.$E9];&quot;&quot;);[.$F9];&quot;&quot;);[.$G9];&quot;&quot;);[.$H9];&quot;&quot;);[.$I9];&quot;&quot;);[.F7];&quot;&quot;);[.F8];&quot;&quot;);[.D7];&quot;&quot;);[.D8];&quot;&quot;))" office:value-type="string" office:string-value="123456789" calcext:value-type="string">
            <text:p>123456789</text:p>
          </table:table-cell>
          <table:table-cell table:formula="of:=IF([.X9];&quot;&quot;;SUBSTITUTE(SUBSTITUTE(SUBSTITUTE(SUBSTITUTE(SUBSTITUTE(SUBSTITUTE(SUBSTITUTE(SUBSTITUTE(SUBSTITUTE(SUBSTITUTE(SUBSTITUTE(SUBSTITUTE(SUBSTITUTE(SUBSTITUTE(SUBSTITUTE(SUBSTITUTE(SUBSTITUTE(SUBSTITUTE(SUBSTITUTE(SUBSTITUTE(SUBSTITUTE(SUBSTITUTE(123456789;[.F$1];&quot;&quot;);[.F$2];&quot;&quot;);[.F$3];&quot;&quot;);[.F$4];&quot;&quot;);[.F$5];&quot;&quot;);[.F$6];&quot;&quot;);[.F$7];&quot;&quot;);[.F$8];&quot;&quot;);[.F$9];&quot;&quot;);[.$A9];&quot;&quot;);[.$B9];&quot;&quot;);[.$C9];&quot;&quot;);[.$D9];&quot;&quot;);[.$E9];&quot;&quot;);[.$F9];&quot;&quot;);[.$G9];&quot;&quot;);[.$H9];&quot;&quot;);[.$I9];&quot;&quot;);[.D7];&quot;&quot;);[.D8];&quot;&quot;);[.E7];&quot;&quot;);[.E8];&quot;&quot;))" office:value-type="string" office:string-value="123456789" calcext:value-type="string">
            <text:p>123456789</text:p>
          </table:table-cell>
          <table:table-cell table:formula="of:=IF([.Y9];&quot;&quot;;SUBSTITUTE(SUBSTITUTE(SUBSTITUTE(SUBSTITUTE(SUBSTITUTE(SUBSTITUTE(SUBSTITUTE(SUBSTITUTE(SUBSTITUTE(SUBSTITUTE(SUBSTITUTE(SUBSTITUTE(SUBSTITUTE(SUBSTITUTE(SUBSTITUTE(SUBSTITUTE(SUBSTITUTE(SUBSTITUTE(SUBSTITUTE(SUBSTITUTE(SUBSTITUTE(SUBSTITUTE(123456789;[.G$1];&quot;&quot;);[.G$2];&quot;&quot;);[.G$3];&quot;&quot;);[.G$4];&quot;&quot;);[.G$5];&quot;&quot;);[.G$6];&quot;&quot;);[.G$7];&quot;&quot;);[.G$8];&quot;&quot;);[.G$9];&quot;&quot;);[.$A9];&quot;&quot;);[.$B9];&quot;&quot;);[.$C9];&quot;&quot;);[.$D9];&quot;&quot;);[.$E9];&quot;&quot;);[.$F9];&quot;&quot;);[.$G9];&quot;&quot;);[.$H9];&quot;&quot;);[.$I9];&quot;&quot;);[.H7];&quot;&quot;);[.H8];&quot;&quot;);[.I7];&quot;&quot;);[.I8];&quot;&quot;))" office:value-type="string" office:string-value="123456789" calcext:value-type="string">
            <text:p>123456789</text:p>
          </table:table-cell>
          <table:table-cell table:formula="of:=IF([.Z9];&quot;&quot;;SUBSTITUTE(SUBSTITUTE(SUBSTITUTE(SUBSTITUTE(SUBSTITUTE(SUBSTITUTE(SUBSTITUTE(SUBSTITUTE(SUBSTITUTE(SUBSTITUTE(SUBSTITUTE(SUBSTITUTE(SUBSTITUTE(SUBSTITUTE(SUBSTITUTE(SUBSTITUTE(SUBSTITUTE(SUBSTITUTE(SUBSTITUTE(SUBSTITUTE(SUBSTITUTE(SUBSTITUTE(123456789;[.H$1];&quot;&quot;);[.H$2];&quot;&quot;);[.H$3];&quot;&quot;);[.H$4];&quot;&quot;);[.H$5];&quot;&quot;);[.H$6];&quot;&quot;);[.H$7];&quot;&quot;);[.H$8];&quot;&quot;);[.H$9];&quot;&quot;);[.$A9];&quot;&quot;);[.$B9];&quot;&quot;);[.$C9];&quot;&quot;);[.$D9];&quot;&quot;);[.$E9];&quot;&quot;);[.$F9];&quot;&quot;);[.$G9];&quot;&quot;);[.$H9];&quot;&quot;);[.$I9];&quot;&quot;);[.I7];&quot;&quot;);[.I8];&quot;&quot;);[.G7];&quot;&quot;);[.G8];&quot;&quot;))" office:value-type="string" office:string-value="123456789" calcext:value-type="string">
            <text:p>123456789</text:p>
          </table:table-cell>
          <table:table-cell table:formula="of:=IF([.AA9];&quot;&quot;;SUBSTITUTE(SUBSTITUTE(SUBSTITUTE(SUBSTITUTE(SUBSTITUTE(SUBSTITUTE(SUBSTITUTE(SUBSTITUTE(SUBSTITUTE(SUBSTITUTE(SUBSTITUTE(SUBSTITUTE(SUBSTITUTE(SUBSTITUTE(SUBSTITUTE(SUBSTITUTE(SUBSTITUTE(SUBSTITUTE(SUBSTITUTE(SUBSTITUTE(SUBSTITUTE(SUBSTITUTE(123456789;[.I$1];&quot;&quot;);[.I$2];&quot;&quot;);[.I$3];&quot;&quot;);[.I$4];&quot;&quot;);[.I$5];&quot;&quot;);[.I$6];&quot;&quot;);[.I$7];&quot;&quot;);[.I$8];&quot;&quot;);[.I$9];&quot;&quot;);[.$A9];&quot;&quot;);[.$B9];&quot;&quot;);[.$C9];&quot;&quot;);[.$D9];&quot;&quot;);[.$E9];&quot;&quot;);[.$F9];&quot;&quot;);[.$G9];&quot;&quot;);[.$H9];&quot;&quot;);[.$I9];&quot;&quot;);[.G7];&quot;&quot;);[.G8];&quot;&quot;);[.H7];&quot;&quot;);[.H8];&quot;&quot;))" office:value-type="string" office:string-value="123456789" calcext:value-type="string">
            <text:p>123456789</text:p>
          </table:table-cell>
          <table:table-cell table:style-name="ce59" table:formula="of:=ISNUMBER([.A9])" office:value-type="boolean" office:boolean-value="false" calcext:value-type="boolean">
            <text:p>FALSCH</text:p>
          </table:table-cell>
          <table:table-cell table:style-name="ce59" table:formula="of:=ISNUMBER([.B9])" office:value-type="boolean" office:boolean-value="false" calcext:value-type="boolean">
            <text:p>FALSCH</text:p>
          </table:table-cell>
          <table:table-cell table:style-name="ce59" table:formula="of:=ISNUMBER([.C9])" office:value-type="boolean" office:boolean-value="false" calcext:value-type="boolean">
            <text:p>FALSCH</text:p>
          </table:table-cell>
          <table:table-cell table:style-name="ce59" table:formula="of:=ISNUMBER([.D9])" office:value-type="boolean" office:boolean-value="false" calcext:value-type="boolean">
            <text:p>FALSCH</text:p>
          </table:table-cell>
          <table:table-cell table:style-name="ce59" table:formula="of:=ISNUMBER([.E9])" office:value-type="boolean" office:boolean-value="false" calcext:value-type="boolean">
            <text:p>FALSCH</text:p>
          </table:table-cell>
          <table:table-cell table:style-name="ce59" table:formula="of:=ISNUMBER([.F9])" office:value-type="boolean" office:boolean-value="false" calcext:value-type="boolean">
            <text:p>FALSCH</text:p>
          </table:table-cell>
          <table:table-cell table:style-name="ce59" table:formula="of:=ISNUMBER([.G9])" office:value-type="boolean" office:boolean-value="false" calcext:value-type="boolean">
            <text:p>FALSCH</text:p>
          </table:table-cell>
          <table:table-cell table:style-name="ce59" table:formula="of:=ISNUMBER([.H9])" office:value-type="boolean" office:boolean-value="false" calcext:value-type="boolean">
            <text:p>FALSCH</text:p>
          </table:table-cell>
          <table:table-cell table:style-name="ce59" table:formula="of:=ISNUMBER([.I9])" office:value-type="boolean" office:boolean-value="false" calcext:value-type="boolean">
            <text:p>FALSCH</text:p>
          </table:table-cell>
          <table:table-cell table:number-columns-repeated="997"/>
        </table:table-row>
        <table:table-row table:style-name="ro1">
          <table:table-cell table:number-columns-repeated="7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rbeitsfel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ösungsfel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ülle die Arbeitsfelder mit den Zahlen der Ausgangssituation aus.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che alle Lösungsfelder mit nur einer Zahl. Übertrage diese in die Arbeitsfelder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che die Zahlen in den 3x3 Matrizen, die nur einmal vorkommen. Übertrage diese in die Arbeitsfel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gebenenfalls weitere Iterationen von 2. und 3.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Wenn nur noch Zahlen-Doppelpaare übrig bleiben, Lösungsversuch starten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eginne in der niedrigsten Zellkoordinate mit der niedrigsten Einsetzun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tweder es geht auf oder die andere Doppellösung versuchen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etzig, Fert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Operating Matrix =</text:p>
          </table:table-cell>
          <table:table-cell/>
          <table:table-cell office:value-type="string" calcext:value-type="string">
            <text:p>Arbeitsfelde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Result Matrix =</text:p>
          </table:table-cell>
          <table:table-cell/>
          <table:table-cell office:value-type="string" calcext:value-type="string">
            <text:p>Lösungsfelde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Fill the Operating Matrix with your Initial situation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all Items in the Result <text:s/>Matrix for single numbers and insert to the Operating Matrix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for numbers of single occurrence in the 3x3 Result matrices, fill all into the Operating Matrix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Repeat 2 &amp; 3 as neccessar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If only double figures are left, you must try any of the two solutions.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tart with the first cell position and with the lower value e.g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<text:span text:style-name="T1">otherwise the other ones is  the solution</text:span>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one Congrats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A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h Minderlein</meta:initial-creator>
    <meta:creation-date>2021-02-06T16:42:28.459708260</meta:creation-date>
    <dc:date>2021-02-06T17:54:46.193078541</dc:date>
    <dc:creator>Erich Minderlein</dc:creator>
    <meta:editing-duration>PT51M40S</meta:editing-duration>
    <meta:editing-cycles>9</meta:editing-cycles>
    <meta:generator>LibreOffice/6.1.5.2$Linux_X86_64 LibreOffice_project/10$Build-2</meta:generator>
    <meta:document-statistic meta:table-count="2" meta:cell-count="387" meta:object-count="0"/>
  </office:meta>
</office:document-meta>
</file>